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 Mono" svg:font-family="'Ubuntu Mono'"/>
    <style:font-face style:name="Ubuntu Mono,Arial" svg:font-family="'Ubuntu Mono,Arial'"/>
  </office:font-face-decls>
  <office:automatic-styles>
    <style:style style:name="co1" style:family="table-column">
      <style:table-column-properties fo:break-before="auto" style:column-width="3.0866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7626in"/>
    </style:style>
    <style:style style:name="co6" style:family="table-column">
      <style:table-column-properties fo:break-before="auto" style:column-width="1.3799in"/>
    </style:style>
    <style:style style:name="co7" style:family="table-column">
      <style:table-column-properties fo:break-before="auto" style:column-width="3.752in"/>
    </style:style>
    <style:style style:name="co8" style:family="table-column">
      <style:table-column-properties fo:break-before="auto" style:column-width="3.1346in"/>
    </style:style>
    <style:style style:name="co9" style:family="table-column">
      <style:table-column-properties fo:break-before="auto" style:column-width="0.9744in"/>
    </style:style>
    <style:style style:name="ro1" style:family="table-row">
      <style:table-row-properties style:row-height="0.9165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1398in" fo:break-before="auto" style:use-optimal-row-height="true"/>
    </style:style>
    <style:style style:name="ro9" style:family="table-row">
      <style:table-row-properties style:row-height="1.3264in" fo:break-before="auto" style:use-optimal-row-height="true"/>
    </style:style>
    <style:style style:name="ro10" style:family="table-row">
      <style:table-row-properties style:row-height="0.3126in" fo:break-before="auto" style:use-optimal-row-height="false"/>
    </style:style>
    <style:style style:name="ro11" style:family="table-row">
      <style:table-row-properties style:row-height="0.3543in" fo:break-before="auto" style:use-optimal-row-height="false"/>
    </style:style>
    <style:style style:name="ro12" style:family="table-row">
      <style:table-row-properties style:row-height="0.3335in" fo:break-before="auto" style:use-optimal-row-height="false"/>
    </style:style>
    <style:style style:name="ro13" style:family="table-row">
      <style:table-row-properties style:row-height="2.0728in" fo:break-before="auto" style:use-optimal-row-height="true"/>
    </style:style>
    <style:style style:name="ro14" style:family="table-row">
      <style:table-row-properties style:row-height="2.8189in" fo:break-before="auto" style:use-optimal-row-height="true"/>
    </style:style>
    <style:style style:name="ro15" style:family="table-row">
      <style:table-row-properties style:row-height="1.5134in" fo:break-before="auto" style:use-optimal-row-height="true"/>
    </style:style>
    <style:style style:name="ro16" style:family="table-row">
      <style:table-row-properties style:row-height="1.1161in" fo:break-before="auto" style:use-optimal-row-height="true"/>
    </style:style>
    <style:style style:name="ro17" style:family="table-row">
      <style:table-row-properties style:row-height="1.8862in" fo:break-before="auto" style:use-optimal-row-height="true"/>
    </style:style>
    <style:style style:name="ro18" style:family="table-row">
      <style:table-row-properties style:row-height="0.1917in" fo:break-before="auto" style:use-optimal-row-height="true"/>
    </style:style>
    <style:style style:name="ro19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ffffff" fo:background-color="#2a60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2a60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ffffff" fo:background-color="#00a9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ff4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ffffff" fo:background-color="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ff4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ffffff" fo:background-color="#55308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22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24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7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99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00" style:family="table-cell" style:parent-style-name="Default">
      <style:table-cell-properties fo:background-color="#ff4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01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102" style:family="table-cell" style:parent-style-name="Default">
      <style:table-cell-properties fo:background-color="#741b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31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36" style:family="table-cell" style:parent-style-name="Default" style:data-style-name="N121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2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53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4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5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5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  <style:map style:condition="is-true-formula(LEN(TRIM([.I1]))&gt;0)" style:apply-style-name="ConditionalStyle_5f_1" style:base-cell-address="'Feuille 1'.I1"/>
    </style:style>
    <style:style style:name="ce5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8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5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2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3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4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5" style:family="table-cell" style:parent-style-name="Default">
      <style:table-cell-properties fo:background-color="#cfe2f3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  <style:map style:condition="is-true-formula(LEN(TRIM([.I1]))&gt;0)" style:apply-style-name="ConditionalStyle_5f_1" style:base-cell-address="'Feuille 1'.I1"/>
    </style:style>
    <style:style style:name="ce66" style:family="table-cell" style:parent-style-name="Default">
      <style:map style:condition="is-true-formula(LEN(TRIM([.I1]))&gt;0)" style:apply-style-name="ConditionalStyle_5f_1" style:base-cell-address="'Feuille 1'.I1"/>
    </style:style>
    <style:style style:name="ce67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  <style:map style:condition="is-true-formula(LEN(TRIM([.I1]))&gt;0)" style:apply-style-name="ConditionalStyle_5f_1" style:base-cell-address="'Feuille 1'.I1"/>
    </style:style>
    <style:style style:name="ce1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ffff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text-position="0% 100%"/>
    </style:style>
    <style:style style:name="T4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6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10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11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12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13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X&quot;)" table:allow-empty-cell="true" table:display-list="unsorted" table:base-cell-address="'Feuille 1'.C2">
          <table:error-message table:message-type="stop" table:display="true"/>
        </table:content-validation>
        <table:content-validation table:name="val2" table:condition="of:cell-content-is-in-list(&quot;OK&quot;)" table:allow-empty-cell="true" table:display-list="unsorted" table:base-cell-address="'Feuille 1'.C710">
          <table:error-message table:message-type="stop" table:display="true"/>
        </table:content-validation>
        <table:content-validation table:name="val3" table:condition="of:cell-content-is-in-list(&quot;OK&quot;;&quot;KO&quot;)" table:allow-empty-cell="true" table:display-list="unsorted" table:base-cell-address="'Feuille 1'.E2">
          <table:error-message table:message-type="stop" table:display="true"/>
        </table:content-validation>
      </table:content-validation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77"/>
          <table:table-cell table:style-name="ce97" office:value-type="string" calcext:value-type="string">
            <text:p>A faire</text:p>
          </table:table-cell>
          <table:table-cell table:style-name="ce101" office:value-type="string" calcext:value-type="string">
            <text:p>A tester</text:p>
          </table:table-cell>
          <table:table-cell table:style-name="ce102" office:value-type="string" calcext:value-type="string">
            <text:p>Leaks ?</text:p>
          </table:table-cell>
          <table:table-cell table:style-name="ce102" office:value-type="string" calcext:value-type="string">
            <text:p>Exit status</text:p>
          </table:table-cell>
          <table:table-cell table:style-name="ce104" office:value-type="string" calcext:value-type="string">
            <text:p>Fonctionne</text:p>
          </table:table-cell>
          <table:table-cell table:style-name="ce77" office:value-type="string" calcext:value-type="string">
            <text:p>COMPORTEMENT ATTENDU</text:p>
          </table:table-cell>
          <table:table-cell table:style-name="ce126" office:value-type="string" calcext:value-type="string">
            <text:p>Notes</text:p>
          </table:table-cell>
          <table:table-cell table:style-name="ce14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<text:span text:style-name="T1">\n (touche entrée)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1" office:value-type="string" calcext:value-type="string" table:number-columns-spanned="1" table:number-rows-spanned="5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[q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covered-table-cell/>
          <table:table-cell table:style-name="ce52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[q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covered-table-cell/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: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covered-table-cell/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!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covered-table-cell table:style-name="ce32"/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&g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&l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covered-table-cell/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&gt;&g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covered-table-cell/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&lt;&l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covered-table-cell/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&lt;&g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covered-table-cell table:style-name="ce32"/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gt;&gt;&gt;&gt;&g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gt;&gt;&gt;&gt;&gt;&gt;&gt;&gt;&gt;&gt;&gt;&gt;&gt;&gt;&g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lt;&lt;&lt;&lt;&l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lt;&lt;&lt;&lt;&lt;&lt;&lt;&lt;&lt;&lt;&lt;&lt;&lt;&lt;&lt;&l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gt; &gt; &gt; &g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&gt;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gt;&gt; &gt;&gt; &gt;&gt; &gt;&g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gt;&gt;&gt;&gt; &gt;&gt; &gt;&gt; &gt;&g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/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/: Is a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//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//: Is a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/.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/.: Is a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/./../../../../..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/./../../../../..: Is a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///////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///////: Is a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-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-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|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|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| 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|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| | |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|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||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||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|||||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||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|||||||||||||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||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gt;&gt;|&gt;&lt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|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amp;&amp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54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amp;&amp;&amp;&amp;&amp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amp;&amp;&amp;&amp;&amp;&amp;&amp;&amp;&amp;&amp;&amp;&amp;&amp;&amp;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53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;;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;;'</text:p>
            <text:p>$&gt;</text:p>
          </table:table-cell>
          <table:table-cell table:style-name="ce53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;;;;;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;;'</text:p>
            <text:p>$&gt;</text:p>
          </table:table-cell>
          <table:table-cell table:style-name="ce53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;;;;;;;;;;;;;;;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;;'</text:p>
            <text:p>$&gt;</text:p>
          </table:table-cell>
          <table:table-cell table:style-name="ce53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(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)'</text:p>
            <text:p>$&gt;</text:p>
          </table:table-cell>
          <table:table-cell table:style-name="ce53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( (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)'</text:p>
            <text:p>$&gt;</text:p>
          </table:table-cell>
          <table:table-cell table:style-name="ce53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( ( ( ( ) )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)'</text:p>
            <text:p>$&gt;</text:p>
          </table:table-cell>
          <table:table-cell table:style-name="ce53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""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: command not found</text:p>
            <text:p>$&gt;</text:p>
          </table:table-cell>
          <table:table-cell table:style-name="ce53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"hola"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hola: command not found</text:p>
            <text:p>$&gt;</text:p>
          </table:table-cell>
          <table:table-cell table:style-name="ce53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hola'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hola: command not found</text:p>
            <text:p>$&gt;</text:p>
          </table:table-cell>
          <table:table-cell table:style-name="ce54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'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: command not found</text:p>
            <text:p>$&gt;</text:p>
          </table:table-cell>
          <table:table-cell table:style-name="ce53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bash: </text:span><text:span text:style-name="T4">crashtest.c</text:span><text:span text:style-name="T5">: command not found</text:span></text:p>
            <text:p><text:span text:style-name="T1">$&gt;</text:span></text:p>
          </table:table-cell>
          <table:table-cell table:style-name="ce53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*/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bash: </text:span><text:span text:style-name="T4">Docs/attest.cation</text:span><text:span text:style-name="T5">: command not found</text:span></text:p>
            <text:p><text:span text:style-name="T1">$&gt;</text:span></text:p>
          </table:table-cell>
          <table:table-cell table:style-name="ce53"/>
          <table:table-cell table:number-columns-repeated="1015"/>
        </table:table-row>
        <table:table-row table:style-name="ro5" table:visibility="collapse">
          <table:table-cell table:style-name="ce25" office:value-type="string" calcext:value-type="string">
            <text:p><text:span text:style-name="T1">*/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*/*: No such file or directory</text:p>
          </table:table-cell>
          <table:table-cell table:style-name="ce53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.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.: filename argument required</text:p>
            <text:p>$&gt;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..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..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~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bash: </text:span><text:span text:style-name="T4">/home/vietdu91</text:span><text:span text:style-name="T5">: Is a directory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5" table:visibility="collapse">
          <table:table-cell table:style-name="ce25" office:value-type="string" calcext:value-type="string">
            <text:p><text:span text:style-name="T1">ABC=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4ABC=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4ABC=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hola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hola que tal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Makefil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Makefile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/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cho -n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echoHola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-n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echo-nHola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cho -n 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cho "-n" 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-n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-n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-n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 -n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Que Tal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 Que Tal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        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   Hola     Que    Tal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 Que Tal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     \n 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n hola</text:p>
            <text:p>$&gt;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         " | cat -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         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          | cat -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""''echo hola""'''' que""'' tal""'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 que tal</text:p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cho -n -n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5" office:value-type="string" calcext:value-type="string">
            <text:p><text:span text:style-name="T1">echo -n -n Hola Qu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 Que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-p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-p</text:p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cho -nnnnn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cho -n -nnn -nnnn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-n-nnn -nnnn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-n-nnn -nnnn</text:p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cho -n -nnn hola -nnnn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 -nnnn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cho -n -nnn-nnnn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-nnn-nnnn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--------n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--------n</text:p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cho -nnn --------n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--------n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cho -nnn -----nn---nnnn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-----nn---nnnn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cho -nnn --------nnnn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--------nnnn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?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0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?$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0</text:span><text:span text:style-name="T5">$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? | echo $? | echo $?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3" office:value-type="string" calcext:value-type="string">
            <text:p>0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:$= | cat -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:$=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 $ " | cat -e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 $ 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' $ ' | cat -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 $ 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HO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\$HO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HOME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my shit terminal is [$TERM]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my shit terminal is [</text:span><text:span text:style-name="T4">xterm-256color</text:span><text:span text:style-name="T5">]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my shit terminal is [$TERM4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my shit terminal is [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my shit terminal is [$TERM4]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my shit terminal is []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UID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6">1000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HOME9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5" office:value-type="string" calcext:value-type="string">
            <text:p/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echo $9HOME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ME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HOME%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</text:span><text:span text:style-name="T5">%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UID$HO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1000/home/vietdu91</text:span><text:span text:style-name="T5">%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Le path de mon HOME est $HO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Le path de mon HOME est</text:span><text:span text:style-name="T4"> /home/vietdu91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$USER$var\$USER$USER\$USERtest$USE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5" office:value-type="string" calcext:value-type="string">
            <text:p><text:span text:style-name="T6">vietdu91</text:span><text:span text:style-name="T5">$USER</text:span><text:span text:style-name="T4">vietdu91</text:span><text:span text:style-name="T5">$USERtest</text:span><text:span text:style-name="T4">vietdu91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hola*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5" office:value-type="string" calcext:value-type="string">
            <text:p/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cho -nnnn $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cho &gt; &lt;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syntax error near unexpected token `&lt;'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| |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syntax error near unexpected token `|'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echo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echoE: command not found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.echo.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.echo.: command not found</text:p>
            <text:p>$&gt;</text:p>
          </table:table-cell>
          <table:table-cell table:style-name="ce57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gt;echo&gt;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syntax error near unexpected token `newline'</text:p>
            <text:p>$&gt;</text:p>
          </table:table-cell>
          <table:table-cell table:style-name="ce57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lt;echo&lt;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syntax error near unexpected token `newline'</text:p>
            <text:p>$&gt;</text:p>
          </table:table-cell>
          <table:table-cell table:style-name="ce57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gt;&gt;echo&gt;&gt;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syntax error near unexpected token `newline'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|echo|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syntax error near unexpected token `|'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|echo -n 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syntax error near unexpected token `|'</text:p>
            <text:p>$&gt;</text:p>
          </table:table-cell>
          <table:table-cell table:style-name="ce57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cho 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cho '*'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*</text:p>
            <text:p>$&gt;</text:p>
          </table:table-cell>
          <table:table-cell table:style-name="ce55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cho D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Docs Dockers Drawings</text:span></text:p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cho *Z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*Z</text:span></text:p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cho *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test.c </text:span><text:span text:style-name="T5">hola</text:span></text:p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cho *t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test.c</text:span></text:p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cho $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5" office:value-type="string" calcext:value-type="string">
            <text:p/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6" table:visibility="collapse">
          <table:table-cell table:style-name="ce25" office:value-type="string" calcext:value-type="string">
            <text:p><text:span text:style-name="T1">echo hola*hola 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1">hola*hola </text:span><text:span text:style-name="T4">crashtest.c  Docs  Dockers  Drawings  Makefile  minishell  philosophers  srcs  test.c</text:span></text:p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cho $hola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cho $HOME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""</text:span></text:p>
          </table:table-cell>
          <table:table-cell table:style-name="ce10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/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$"""</text:span></text:p>
          </table:table-cell>
          <table:table-cell table:style-name="ce10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6" office:value-type="string" calcext:value-type="string">
            <text:p>$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'$''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6" office:value-type="string" calcext:value-type="string">
            <text:p>$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"HOME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''HO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""HO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$HO"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'$HO'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$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$HO""ME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'$HO''ME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$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'$HO''ME'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''ME'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"$HO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" $HO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 /home/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''$HO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'' $HO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 /home/vietdu91</text:span></text:p>
            <text:p><text:span text:style-name="T1">$&gt;</text:span>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cho $"HO""ME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cho $'HO''ME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cho $'HOME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$"HO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$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$=HOM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$=HOME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cho $"HOLA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cho $'HOLA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cho $DONTEXIST 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hola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'hola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''hola'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''h'o'la'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''h'o'la''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'h'o'la'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'"h'o'la"'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"'hola'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bash: echo'hola'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'hola'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'hola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'"hola"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"hola"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'''ho"''''l"a''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"l"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"""""""""""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"''''''''''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'''''''''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'''''''''''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'""""""""""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""""""""""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"cho hola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bash: echo hola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'cho hola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bash: echo hola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hola     " | cat -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     $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"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" 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 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"             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 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"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" 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 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""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holabonjour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"e"'c'ho 'b'"o"nj"o"'u'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bonjour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""e"'c'ho 'b'"o"nj"o"'u'r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bash: e'c'ho 'b'onjo'u'r: command not found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$DONTEXIST"Makefile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Makefile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$DONTEXIST""Makefile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Makefile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"$DONTEXIST" "Makefile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 Makefile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$?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bash: </text:span><text:span text:style-name="T4">0</text:span><text:span text:style-name="T5">: command not found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$?$?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bash: </text:span><text:span text:style-name="T4">00</text:span><text:span text:style-name="T5">: command not found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?$HOM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bash: ?</text:span><text:span text:style-name="T4">/home/vietdu91</text:span><text:span text:style-name="T5">: command not found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$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bash: $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$HOM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bash: </text:span><text:span text:style-name="T4">/home/vietdu91</text:span><text:span text:style-name="T5">: Is a directory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72" office:value-type="string" calcext:value-type="string">
            <text:p><text:span text:style-name="T1">$HOMEdskjhfkdshfs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"$HOMEdskjhfkdshfsd"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$HOMEdskjhfkdshfsd'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$HOMEsddfddfssfdfs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$DONTEXIS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2" office:value-type="string" calcext:value-type="string">
            <text:p>$LESS$VAR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bash: -R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tlr-C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7">^C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holaCtlr-C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7">ho</text:span><text:span text:style-name="T5">la^C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3" office:value-type="string" calcext:value-type="string">
            <text:p><text:span text:style-name="T1">cat (faire Ctlr-C apres avoir fait plusieurs fois [ENTREE])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/>
            <text:p/>
            <text:p/>
            <text:p>^C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3" office:value-type="string" calcext:value-type="string">
            <text:p><text:span text:style-name="T1">cat | rev(faire Ctlr-C apres avoir fait plusieurs fois [ENTREE])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/>
            <text:p/>
            <text:p/>
            <text:p>^C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tlr-D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7">ex</text:span><text:span text:style-name="T5">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hola Ctlr-D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7">ho</text:span><text:span text:style-name="T5">la</text:span>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tlr-\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7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hola Ctlr-\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7">ho</text:span><text:span text:style-name="T5">la</text:span>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3" office:value-type="string" calcext:value-type="string">
            <text:p><text:span text:style-name="T1">cat (faire Ctlr-\ apres avoir fait plusieurs fois [ENTREE])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sleep 3 | sleep 3 | sleep 3 (faire Ctlr-C une seconde apres)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^C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sleep 3 | sleep 3 | sleep 3 (faire Ctlr-D une seconde apres)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sleep 3 | sleep 3 | sleep 3 (faire Ctlr-\ une seconde apres)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^\Quit (core dumped)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nv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env: ʻhola’: No such file or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nv hola que tal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env: ʻhola’: No such file or directory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nv 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nv env env env 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nv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nv ./Makefile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env: ‘./Makefile’: Permission denie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      HOLA=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string" calcext:value-type="string">
            <text:p><text:span text:style-name="T1">expor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5" office:value-type="string" calcext:value-type="string">
            <text:p>...</text:p>
            <text:p>export PATH="..."</text:p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2" office:value-type="string" calcext:value-type="string">
            <text:p><text:span text:style-name="T1">export Hola</text:span></text:p>
            <text:p><text:span text:style-name="T1">expor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" office:value-type="string" calcext:value-type="string">
            <text:p><text:span text:style-name="T1">...</text:span></text:p>
            <text:p><text:span text:style-name="T1">export HOME="</text:span><text:span text:style-name="T4">/home/vietdu91</text:span><text:span text:style-name="T5">"</text:span></text:p>
            <text:p><text:span text:style-name="T1">export Hola</text:span></text:p>
            <text:p><text:span text:style-name="T1">export PATH="..."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export Hola9hey</text:span></text:p>
            <text:p><text:span text:style-name="T1">expor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...</text:span></text:p>
            <text:p><text:span text:style-name="T1">export HOME="</text:span><text:span text:style-name="T4">/home/vietdu91</text:span><text:span text:style-name="T5">"</text:span></text:p>
            <text:p><text:span text:style-name="T1">export Hola9hey</text:span></text:p>
            <text:p><text:span text:style-name="T1">export PATH="..."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72" office:value-type="string" calcext:value-type="string">
            <text:p><text:span text:style-name="T1">export $DONTEXIS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...</text:span></text:p>
            <text:p><text:span text:style-name="T1">export HOME="</text:span><text:span text:style-name="T4">/home/vietdu91</text:span><text:span text:style-name="T5">"</text:span></text:p>
            <text:p><text:span text:style-name="T1">export PATH="..."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| grep "HOME"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export HOME="</text:span><text:span text:style-name="T4">/home/vietdu91</text:span><text:span text:style-name="T5">"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""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export: `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=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export: ʻ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%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export: ʻ%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$?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bash: export: `</text:span><text:span text:style-name="T4">0</text:span><text:span text:style-name="T5">': not a valid identifier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?=2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export: ʻ?=2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9HOLA=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export: ʻ9HOLA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9=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9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_HOLA=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_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___HOLA=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___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_HO_LA_=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_HO_LA_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@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ʻHOL@=bonjour’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xport HOL\~A=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HOL~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xport -HOLA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-H: invalid option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xport --HOLA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--: invalid opt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-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HOLA-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-LA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HO-L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.A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HOL.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xport HOL\\\$A=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HOL\$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xport HO\\\\LA=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HO\\L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}A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HOL}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{A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HOL{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*LA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HO*L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#LA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HO#L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@LA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HO@L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export HO!LA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!LA=bonjour: event not found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$?LA=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...</text:span></text:p>
            <text:p><text:span text:style-name="T1">HO</text:span><text:span text:style-name="T4">0</text:span><text:span text:style-name="T5">LA=bonjour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+HOLA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+HOL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+A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HOL+A=bonjour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xport HOLA+=bon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xport HOLA=bonjour</text:span></text:p>
            <text:p><text:span text:style-name="T1">export HOLA+=bon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=bonjourbonjou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xportHOLA=bon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HOLA =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export: ʻ=bonjour’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HOLA = 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export: ʻ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bon 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=bon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 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=</text:p>
            <text:p>$&gt;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export HOLA=bonsoir</text:span></text:p>
            <text:p><text:span text:style-name="T1">export HOLA=bonretour</text:span></text:p>
            <text:p><text:span text:style-name="T1">export HOLA=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$HOME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...</text:span></text:p>
            <text:p><text:span text:style-name="T1">HOLA=</text:span><text:span text:style-name="T4">/home/vietdu91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bonjour$HOME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...</text:span></text:p>
            <text:p><text:span text:style-name="T1">HOLA=bonjour</text:span><text:span text:style-name="T4">/home/vietdu91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$HOME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=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bon$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=bon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xport HOLA=bon\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xport HOLA=bon\\jour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=bon\jour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xport HOLA=bon(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('</text:p>
            <text:p>$&gt;</text:p>
          </table:table-cell>
          <table:table-cell table:style-name="ce52"/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xport HOLA=bon()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('</text:p>
            <text:p>$&gt;</text:p>
          </table:table-cell>
          <table:table-cell table:style-name="ce52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xport HOLA=bon&amp;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jour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export HOLA=bon@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env</text:p>
            <text:p>...</text:p>
            <text:p>HOLA=bon@jour</text:p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export HOLA=bon;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jour: command not found</text:p>
            <text:p>env</text:p>
            <text:p>...</text:p>
            <text:p>HOLA=bon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HOLA=bon!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bash: !jour: event not found</text:p>
            <text:p>$&gt;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export HOLA=bon"jour"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export HOLA$USER=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...</text:span></text:p>
            <text:p><text:span text:style-name="T1">HOLA</text:span><text:span text:style-name="T4">vietdu91</text:span><text:span text:style-name="T5">=bonjour</text:span></text:p>
            <text:p><text:span text:style-name="T1">PATH=...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HOLA=bonjour=casse-toi</text:span></text:p>
            <text:p><text:span text:style-name="T1">echo $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=bonjour=casse-toi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"HOLA=bonjour"=casse-toi</text:span></text:p>
            <text:p><text:span text:style-name="T1">echo $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=bonjour=casse-toi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bonjour</text:span></text:p>
            <text:p><text:span text:style-name="T1">export BYE=casse-toi</text:span></text:p>
            <text:p><text:span text:style-name="T1">echo $HOLA et $BY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onjour et casse-toi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bonjour BYE=casse-toi</text:span></text:p>
            <text:p><text:span text:style-name="T1">echo $HOLA et $BY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onjour et casse-toi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export A=a B=b C=c</text:p>
            <text:p>echo $A $B $C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/>
          <table:table-cell table:style-name="ce52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export $HOLA=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HOLA="bonjour      "  </text:span></text:p>
            <text:p><text:span text:style-name="T1">echo $HOLA | cat -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onjour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HOLA="   -n bonjour   "  </text:span></text:p>
            <text:p><text:span text:style-name="T1">echo $HOLA</text:span></text:p>
          </table:table-cell>
          <table:table-cell table:style-name="ce15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onjour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HOLA="bonjour   "/</text:span></text:p>
            <text:p><text:span text:style-name="T1">echo $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bonjour /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HOLA='"'</text:span></text:p>
            <text:p><text:span text:style-name="T1">echo " $HOLA " | cat -e</text:span></text:p>
          </table:table-cell>
          <table:table-cell table:style-name="ce16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 " 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HOLA=at</text:span></text:p>
            <text:p><text:span text:style-name="T1">c$HOLA Makefil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9">[cela affiche le Makefile]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export "" HOLA=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export: `": not a valid identifier</text:p>
            <text:p>env</text:p>
            <text:p>...</text:p>
            <text:p>HOLA=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export HOLA="cat Makefile | grep NAME"  </text:span></text:p>
            <text:p><text:span text:style-name="T1">echo $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3" office:value-type="string" calcext:value-type="string">
            <text:p>cat Makefile | grep NAME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export HOLA=hey </text:span></text:p>
            <text:p><text:span text:style-name="T1">echo $HOLA$HOLA$HOLA=hey$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eyheyhey=heyhe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  bonjour  hey  "  </text:span></text:p>
            <text:p><text:span text:style-name="T1">echo $HOLA | cat -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onjour hey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3" office:value-type="string" calcext:value-type="string">
            <text:p><text:span text:style-name="T1">export HOLA="  bonjour  hey  "  </text:span></text:p>
            <text:p><text:span text:style-name="T1">echo """$HOLA""" | cat -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   bonjour    hey    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3" office:value-type="string" calcext:value-type="string">
            <text:p><text:span text:style-name="T1">export HOLA="  bonjour  hey  "  </text:span></text:p>
            <text:p><text:span text:style-name="T1">echo wesh"$HOLA" | cat -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wesh   bonjour    hey    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  bonjour  hey  "  </text:span></text:p>
            <text:p><text:span text:style-name="T1">echo wesh""$HOLA.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wesh bonjour hey .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3" office:value-type="string" calcext:value-type="string">
            <text:p><text:span text:style-name="T1">export HOLA="  bonjour  hey  "  </text:span></text:p>
            <text:p><text:span text:style-name="T1">echo wesh$""HOLA.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weshHOLA.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3" office:value-type="string" calcext:value-type="string">
            <text:p><text:span text:style-name="T1">export HOLA="  bonjour  hey  "  </text:span></text:p>
            <text:p><text:span text:style-name="T1">echo wesh$"HOLA HOLA".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weshHOLA HOLA.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bonjour</text:span></text:p>
            <text:p><text:span text:style-name="T1">export HOLA=" hola et $HOLA"</text:span></text:p>
            <text:p><text:span text:style-name="T1">echo $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 et bonjou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bonjour</text:span></text:p>
            <text:p><text:span text:style-name="T1">export HOLA=' hola et $HOLA'</text:span></text:p>
            <text:p><text:span text:style-name="T1">echo $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 et $HOLA</text:p>
            <text:p>$&gt;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4" office:value-type="string" calcext:value-type="string">
            <text:p><text:span text:style-name="T1">export HOLA=bonjour</text:span></text:p>
            <text:p><text:span text:style-name="T1">export HOLA=" hola et $HOLA"$HOLA</text:span></text:p>
            <text:p><text:span text:style-name="T1">echo $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 et bonjourbonjou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3" office:value-type="string" calcext:value-type="string">
            <text:p><text:span text:style-name="T1">export HOLA="ls        -l    - a"</text:span></text:p>
            <text:p><text:span text:style-name="T1">echo $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ls -l - a</text:p>
            <text:p>$&gt;</text:p>
          </table:table-cell>
          <table:table-cell table:style-name="ce52"/>
          <table:table-cell table:number-columns-repeated="1015"/>
        </table:table-row>
        <table:table-row table:style-name="ro8">
          <table:table-cell table:style-name="ce4" office:value-type="string" calcext:value-type="string">
            <text:p><text:span text:style-name="T1">export HOLA="s -la" </text:span></text:p>
            <text:p><text:span text:style-name="T1">l$HOLA</text:span></text:p>
          </table:table-cell>
          <table:table-cell table:style-name="ce15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total 16</text:span></text:p>
            <text:p><text:span text:style-name="T6">drwx------  2 vietdu91 [...] .</text:span></text:p>
            <text:p><text:span text:style-name="T6">drwxrwxewt 51 root     [...] ..</text:span></text:p>
            <text:p><text:span text:style-name="T6">-rwxr-xr-x  8 vietdu91 [...] crashtest.c</text:span></text:p>
            <text:p><text:span text:style-name="T6">[...]</text:span></text:p>
            <text:p/>
          </table:table-cell>
          <table:table-cell table:style-name="ce52"/>
          <table:table-cell table:number-columns-repeated="1015"/>
        </table:table-row>
        <table:table-row table:style-name="ro4">
          <table:table-cell table:style-name="ce73" office:value-type="string" calcext:value-type="string">
            <text:p><text:span text:style-name="T1">export HOLA="s -la" </text:span></text:p>
            <text:p><text:span text:style-name="T1">l"$HOLA"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bash: ls -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s -la" </text:span></text:p>
            <text:p><text:span text:style-name="T1">l'$HOLA'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bash: l$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l" </text:span></text:p>
            <text:p><text:span text:style-name="T1">$HOLAs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export HOLA="l" </text:span></text:p>
            <text:p><text:span text:style-name="T1">"$HOLA"s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export HOL=A=bonjour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=A=bonjou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HOLA="l" </text:span></text:p>
            <text:p><text:span text:style-name="T1">'$HOLA's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bash: $HOLAs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=A=""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HOL=A=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TE+S=T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bash: export: `TE+S=T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""=""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bash: export: `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''=''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bash: export: `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"="="="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bash: export: `==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'='='='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bash: export: `==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$HOLA"BYE"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3" office:value-type="string" calcext:value-type="string">
            <text:p>bash: pBYEd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"$HOLA"'$BYE'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3" office:value-type="string" calcext:value-type="string">
            <text:p>bash: p$BYEd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"$HOLA""$BYE"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9" office:value-type="string" calcext:value-type="string">
            <text:p>/home/vietdu91/42_works/minishell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72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$"HOLA"$"BYE"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3" office:value-type="string" calcext:value-type="string">
            <text:p>bash: HOLABYEd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72" office:value-type="string" calcext:value-type="string">
            <text:p><text:span text:style-name="T1">export HOLA=p</text:span></text:p>
            <text:p><text:span text:style-name="T1">export BYE=w</text:span></text:p>
            <text:p><text:span text:style-name="T1">$'HOLA'$'BYE'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3" office:value-type="string" calcext:value-type="string">
            <text:p>bash: HOLABYEd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xport HOLA=-n</text:span></text:p>
            <text:p><text:span text:style-name="T1">"echo $HOLA" hey</text:span></text:p>
          </table:table-cell>
          <table:table-cell table:style-name="ce9"/>
          <table:table-cell table:style-name="ce100" table:content-validation-name="val1"/>
          <table:table-cell table:style-name="ce99" table:content-validation-name="val1"/>
          <table:table-cell table:style-name="ce99" table:content-validation-name="val3" table:number-columns-repeated="3"/>
          <table:table-cell table:style-name="ce34" office:value-type="string" calcext:value-type="string">
            <text:p>bash: echo -n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export A=1 B=2 C=3 D=4 E=5 F=6 G=7 H=8</text:span></text:p>
            <text:p><text:span text:style-name="T1">echo "$A'$B"'$C"$D'$E'"$F'"'$G'$H"</text:span></text:p>
          </table:table-cell>
          <table:table-cell table:style-name="ce9"/>
          <table:table-cell table:style-name="ce100" table:content-validation-name="val1"/>
          <table:table-cell table:style-name="ce99" table:content-validation-name="val1"/>
          <table:table-cell table:style-name="ce99" table:content-validation-name="val3" table:number-columns-repeated="3"/>
          <table:table-cell table:style-name="ce25" office:value-type="string" calcext:value-type="string">
            <text:p>1'2$C"$D5"$F'7'8</text:p>
            <text:p>$&gt;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export HOLA=bonjour</text:span></text:p>
            <text:p><text:span text:style-name="T1">env</text:span></text:p>
            <text:p><text:span text:style-name="T1">unset HOLA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export HOLA=bonjour</text:span></text:p>
            <text:p><text:span text:style-name="T1">env</text:span></text:p>
            <text:p><text:span text:style-name="T1">unset HOLA</text:span></text:p>
            <text:p><text:span text:style-name="T1">unset HOLA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PATH=...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unset PATH</text:span></text:p>
            <text:p><text:span text:style-name="T1">echo $PATH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5" office:value-type="string" calcext:value-type="string">
            <text:p/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unset PATH</text:span></text:p>
            <text:p><text:span text:style-name="T1">ls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ls: No such file or directory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51" office:value-type="string" calcext:value-type="string">
            <text:p><text:span text:style-name="T2">unset ""</text:span></text:p>
          </table:table-cell>
          <table:table-cell table:style-name="ce17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bash: unset: `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unset INEXISTAN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unset PWD</text:span></text:p>
            <text:p><text:span text:style-name="T1">env | grep PWD</text:span></text:p>
            <text:p><text:span text:style-name="T1">pw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$&gt;</text:span></text:p>
            <text:p><text:span text:style-name="T1">$&gt;</text:span></text:p>
            <text:p><text:span text:style-name="T6">/home/vietdu91/42_works/minishell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pwd</text:span></text:p>
            <text:p><text:span text:style-name="T1">unset PWD</text:span></text:p>
            <text:p><text:span text:style-name="T1">env | grep PWD</text:span></text:p>
            <text:p><text:span text:style-name="T1">cd $PWD</text:span></text:p>
            <text:p><text:span text:style-name="T1">pw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  <text:p><text:span text:style-name="T1">$&gt;</text:span></text:p>
            <text:p><text:span text:style-name="T1">$&gt;</text:span></text:p>
            <text:p><text:span text:style-name="T6">/home/vietdu91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unset OLDPWD</text:span></text:p>
            <text:p><text:span text:style-name="T1">env | grep OLDPW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51" office:value-type="string" calcext:value-type="string">
            <text:p><text:span text:style-name="T1">unset 9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9HOLA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HOLA9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51" office:value-type="string" calcext:value-type="string">
            <text:p><text:span text:style-name="T1">unset HOL?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?A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51" office:value-type="string" calcext:value-type="string">
            <text:p><text:span text:style-name="T1">unset HOLA HOL?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?A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51" office:value-type="string" calcext:value-type="string">
            <text:p><text:span text:style-name="T1">unset HOL?A 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?A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1" office:value-type="string" calcext:value-type="string">
            <text:p><text:span text:style-name="T1">unset HOL?A HOL.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51" office:value-type="string" calcext:value-type="string">
            <text:p><text:span text:style-name="T1">unset HOLA=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A=': not a valid identifier</text:p>
            <text:p>$&gt;</text:p>
          </table:table-cell>
          <table:table-cell table:style-name="ce52"/>
          <table:table-cell table:number-columns-repeated="1015"/>
        </table:table-row>
        <table:table-row table:style-name="ro5" table:visibility="collapse">
          <table:table-cell table:style-name="ce51" office:value-type="string" calcext:value-type="string">
            <text:p><text:span text:style-name="T1">unset HOL\\\\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\\A': not a valid identifier</text:p>
          </table:table-cell>
          <table:table-cell table:style-name="ce52"/>
          <table:table-cell table:number-columns-repeated="1015"/>
        </table:table-row>
        <table:table-row table:style-name="ro5" table:visibility="collapse">
          <table:table-cell table:style-name="ce51" office:value-type="string" calcext:value-type="string">
            <text:p><text:span text:style-name="T1">unset HOL;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A: command not found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HOL.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.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HOL+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+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HOL=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=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HOL{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{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HOL}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}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HOL-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-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unset -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-H: invalid option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3">unset _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3">unset HOL_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3">unset HOLA_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3">unset HOL*A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*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3">unset HOL#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#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3">unset $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1" office:value-type="string" calcext:value-type="string">
            <text:p><text:span text:style-name="T1">unset $PW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1">bash: unset: `</text:span><text:span text:style-name="T4">/home/vietdu91/42_works/minishell</text:span><text:span text:style-name="T5">': not a valid identifier</text:span>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HOL@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@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unset HOL!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!A: event not found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HOL^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^A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HOL$?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HOL\~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HOL~': not a valid identifier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1" office:value-type="string" calcext:value-type="string">
            <text:p><text:span text:style-name="T1">unset "" HOLA</text:span></text:p>
            <text:p><text:span text:style-name="T1">env | grep 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': not a valid identifier</text:p>
            <text:p>$&gt;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51" office:value-type="string" calcext:value-type="string">
            <text:p><text:span text:style-name="T1">unset PATH</text:span></text:p>
            <text:p><text:span text:style-name="T1">echo $PATH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/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unset PATH</text:span></text:p>
            <text:p><text:span text:style-name="T1">cat Makefil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cat: No such file or directory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=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=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======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======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51" office:value-type="string" calcext:value-type="string">
            <text:p><text:span text:style-name="T1">unset ++++++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unset: `++++++': not a valid identifier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unset _______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unset expor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unset echo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unset pw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unset c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unset unse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unset sudo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ort hola | unset hola | echo $?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0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/bin/echo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/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/bin/echo Hola Que Tal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 Que Tal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/bin/env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PATH=...</text:p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72" office:value-type="string" calcext:value-type="string">
            <text:p><text:span text:style-name="T1">/bin/cd Desktop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/bin/cd: No such file or directory</text:p>
          </table:table-cell>
          <table:table-cell table:style-name="ce55"/>
          <table:table-cell table:number-columns-repeated="1015"/>
        </table:table-row>
        <table:table-row table:style-name="ro7" table:visibility="collapse">
          <table:table-cell table:style-name="ce2" office:value-type="string" calcext:value-type="string">
            <text:p><text:span text:style-name="T1">history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[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" office:value-type="string" calcext:value-type="string">
            <text:p><text:span text:style-name="T7">cl</text:span><text:span text:style-name="T5">ear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pwd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pwd hola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pwd ./hola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pwd hola que tal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8" office:value-type="string" calcext:value-type="string">
            <text:p><text:span text:style-name="T3">pwd -p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wd: -p: invalid option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8" office:value-type="string" calcext:value-type="string">
            <text:p><text:span text:style-name="T3">pwd --p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wd: --: invalid option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8" office:value-type="string" calcext:value-type="string">
            <text:p><text:span text:style-name="T3">pwd ---p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wd: --: invalid option</text:p>
            <text:p>$&gt;</text:p>
          </table:table-cell>
          <table:table-cell table:style-name="ce55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pwd -- p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pwd pwd pwd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pwd ls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pwd ls env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.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./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./././.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././././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..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../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../..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../.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.././././.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srcs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srcs objs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cd: too many arguments</text:p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'srcs'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"srcs"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'/etc'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/e'tc'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/e"tc"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sr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bash: cd: </text:span><text:span text:style-name="T4">sr</text:span><text:span text:style-name="T5">: No such file or directory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Makefile</text:span></text:p>
          </table:table-cell>
          <table:table-cell table:style-name="ce1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bash: cd: </text:span><text:span text:style-name="T4">Makefile</text:span><text:span text:style-name="T5">: Not a directory</text:span></text:p>
            <text:p><text:span text:style-name="T1">$&gt;</text:span>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../minishell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../../../../../../..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cd .././../.././../bin/ls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cd: .././../.././../bin/ls: No such file or directory</text:p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/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'/'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cd //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//</text:p>
            <text:p>$&gt;</text:p>
          </table:table-cell>
          <table:table-cell table:style-name="ce59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cd '//'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//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///</text:span></text:p>
            <text:p><text:span text:style-name="T1">pwd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/</text:p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////////</text:span></text:p>
            <text:p><text:span text:style-name="T1">pwd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/</text:p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'////////'</text:span></text:p>
            <text:p><text:span text:style-name="T1">pwd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/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/minishell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bash: cd: </text:span><text:span text:style-name="T4">/minishell</text:span><text:span text:style-name="T5">: No such file or directory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/</text:span></text:p>
            <text:p><text:span text:style-name="T1">cd ..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_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cd: _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8" office:value-type="string" calcext:value-type="string">
            <text:p><text:span text:style-name="T1">cd -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5" table:visibility="collapse">
          <table:table-cell table:style-name="ce25" office:value-type="string" calcext:value-type="string">
            <text:p><text:span text:style-name="T1">cd --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8" office:value-type="string" calcext:value-type="string">
            <text:p><text:span text:style-name="T1">cd ---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cd: --: invalid option</text:p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$HOME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$HOME $HOME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cd: too many arguments</text:p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cd $HOME/42_works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2">
          <table:table-cell table:style-name="ce72" office:value-type="string" calcext:value-type="string">
            <text:p><text:span text:style-name="T1">cd "$PWD/srcs"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69" office:value-type="string" calcext:value-type="string">
            <text:p><text:span text:style-name="T1">cd '$PWD/srcs'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bash: cd: /home/momrane/minishell/src</text:span><text:span text:style-name="T4">/src</text:span><text:span text:style-name="T5">: No such file or directory</text:span></text:p>
            <text:p><text:span text:style-name="T1">$&gt;</text:span></text:p>
          </table:table-cell>
          <table:table-cell table:style-name="ce61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unset HOME</text:span></text:p>
            <text:p><text:span text:style-name="T1">cd $HOME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cd: HOME not set</text:p>
            <text:p>$&gt;</text:p>
          </table:table-cell>
          <table:table-cell table:style-name="ce61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unset HOME</text:span></text:p>
            <text:p><text:span text:style-name="T1">export HOME=</text:span></text:p>
            <text:p><text:span text:style-name="T1">cd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unset HOME</text:span></text:p>
            <text:p><text:span text:style-name="T1">export HOME</text:span></text:p>
            <text:p><text:span text:style-name="T1">cd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cd: HOME not set</text:p>
            <text:p>$&gt;</text:p>
          </table:table-cell>
          <table:table-cell table:style-name="ce6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cd minishell Docs crashtest.c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cd: too many arguments</text:p>
            <text:p>$&gt;</text:p>
          </table:table-cell>
          <table:table-cell table:style-name="ce61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   cd / | echo $?</text:span></text:p>
            <text:p><text:span text:style-name="T1">pwd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0</text:p>
            <text:p>$&gt;</text:p>
          </table:table-cell>
          <table:table-cell table:style-name="ce59"/>
          <table:table-cell table:number-columns-repeated="1015"/>
        </table:table-row>
        <table:table-row table:style-name="ro2">
          <table:table-cell table:style-name="ce68" office:value-type="string" calcext:value-type="string">
            <text:p><text:span text:style-name="T1">cd ~</text:span></text:p>
          </table:table-cell>
          <table:table-cell table:style-name="ce18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5" table:visibility="collapse">
          <table:table-cell table:style-name="ce25" office:value-type="string" calcext:value-type="string">
            <text:p><text:span text:style-name="T1">cd ~/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cd ~/ | echo $?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0</text:p>
            <text:p>$&gt;</text:p>
          </table:table-cell>
          <table:table-cell table:style-name="ce59"/>
          <table:table-cell table:number-columns-repeated="1015"/>
        </table:table-row>
        <table:table-row table:style-name="ro5" table:visibility="collapse">
          <table:table-cell table:style-name="ce25" office:value-type="string" calcext:value-type="string">
            <text:p><text:span text:style-name="T1">cd 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8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cd 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bash: cd: </text:span><text:span text:style-name="T4">minishell</text:span><text:span text:style-name="T5">: No such file or directory</text:span></text:p>
            <text:p><text:span text:style-name="T1">$&gt;</text:span></text:p>
          </table:table-cell>
          <table:table-cell table:style-name="ce58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cd 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cd: too many arguments</text:p>
            <text:p>$&gt;</text:p>
          </table:table-cell>
          <table:table-cell table:style-name="ce57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mkdir a</text:span></text:p>
            <text:p><text:span text:style-name="T1">mkdir a/b</text:span></text:p>
            <text:p><text:span text:style-name="T1">cd a/b</text:span></text:p>
            <text:p><text:span text:style-name="T1">rm -r ../../a</text:span></text:p>
            <text:p><text:span text:style-name="T1">cd ..</text:span></text:p>
          </table:table-cell>
          <table:table-cell table:style-name="ce1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mkdir a</text:span></text:p>
            <text:p><text:span text:style-name="T1">mkdir a/b</text:span></text:p>
            <text:p><text:span text:style-name="T1">cd a/b</text:span></text:p>
            <text:p><text:span text:style-name="T1">rm -r ../../a</text:span></text:p>
            <text:p><text:span text:style-name="T1">pwd</text:span></text:p>
          </table:table-cell>
          <table:table-cell table:style-name="ce1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25" office:value-type="string" calcext:value-type="string">
            <text:p><text:span text:style-name="T1">mkdir a</text:span></text:p>
            <text:p><text:span text:style-name="T1">mkdir a/b</text:span></text:p>
            <text:p><text:span text:style-name="T1">cd a/b</text:span></text:p>
            <text:p><text:span text:style-name="T1">rm -r ../../a</text:span></text:p>
            <text:p><text:span text:style-name="T1">echo $PWD</text:span></text:p>
            <text:p><text:span text:style-name="T1">echo $OLDPWD</text:span></text:p>
          </table:table-cell>
          <table:table-cell table:style-name="ce1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/home/vietdu91/42_works/minishell/a/b</text:span></text:p>
            <text:p><text:span text:style-name="T1">$&gt;</text:span></text:p>
            <text:p><text:span text:style-name="T6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25" office:value-type="string" calcext:value-type="string">
            <text:p><text:span text:style-name="T1">mkdir a</text:span></text:p>
            <text:p><text:span text:style-name="T1">mkdir a/b</text:span></text:p>
            <text:p><text:span text:style-name="T1">cd a/b</text:span></text:p>
            <text:p><text:span text:style-name="T1">rm -r ../../a</text:span></text:p>
            <text:p><text:span text:style-name="T1">cd</text:span></text:p>
            <text:p><text:span text:style-name="T1">echo $PWD</text:span></text:p>
            <text:p><text:span text:style-name="T1">ech</text:span></text:p>
          </table:table-cell>
          <table:table-cell table:style-name="ce1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/home</text:span></text:p>
            <text:p><text:span text:style-name="T1">$&gt;</text:span></text:p>
            <text:p><text:span text:style-name="T6">/home/vietdu91/42_works/minishell/a/b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mkdir a</text:span></text:p>
            <text:p><text:span text:style-name="T1">cd a</text:span></text:p>
            <text:p><text:span text:style-name="T1">rm -r ../a</text:span></text:p>
            <text:p><text:span text:style-name="T1">echo $PWD</text:span></text:p>
            <text:p><text:span text:style-name="T1">echo $OLDPWD</text:span></text:p>
          </table:table-cell>
          <table:table-cell table:style-name="ce1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../../../home/vietdu91/42_works/minishell/a</text:span></text:p>
            <text:p><text:span text:style-name="T1">$&gt;</text:span></text:p>
            <text:p><text:span text:style-name="T6">../../..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68" office:value-type="string" calcext:value-type="string">
            <text:p><text:span text:style-name="T1">export CDPATH=/</text:span></text:p>
            <text:p><text:span text:style-name="T1">cd $HOME/..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68" office:value-type="string" calcext:value-type="string">
            <text:p><text:span text:style-name="T1">export CDPATH=/</text:span></text:p>
            <text:p><text:span text:style-name="T1">cd home/vietdu91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/home/vietdu91</text:span></text:p>
            <text:p><text:span text:style-name="T1">$&gt;</text:span></text:p>
          </table:table-cell>
          <table:table-cell table:style-name="ce60"/>
          <table:table-cell table:number-columns-repeated="1015"/>
        </table:table-row>
        <table:table-row table:style-name="ro4">
          <table:table-cell table:style-name="ce68" office:value-type="string" calcext:value-type="string">
            <text:p><text:span text:style-name="T1">export CDPATH=./</text:span></text:p>
            <text:p><text:span text:style-name="T1">cd .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68" office:value-type="string" calcext:value-type="string">
            <text:p><text:span text:style-name="T1">export CDPATH=./</text:span></text:p>
            <text:p><text:span text:style-name="T1">cd ..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2" office:value-type="string" calcext:value-type="string">
            <text:p><text:span text:style-name="T1">chmod 000 minishell</text:span></text:p>
            <text:p><text:span text:style-name="T1">./minishell</text:span></text:p>
          </table:table-cell>
          <table:table-cell table:style-name="ce1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./minishell : Permission denie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ls hola</text:span></text:p>
          </table:table-cell>
          <table:table-cell table:style-name="ce20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ls: cannot access 'hola': No such file or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./Makefile</text:span></text:p>
          </table:table-cell>
          <table:table-cell table:style-name="ce20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3" office:value-type="string" calcext:value-type="string">
            <text:p>bash: ./Makefile: Permission denied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./minishell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3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env | grep SHLVL</text:span></text:p>
            <text:p><text:span text:style-name="T1">./minishell</text:span></text:p>
            <text:p><text:span text:style-name="T1">env | grep SHLVL</text:span></text:p>
            <text:p><text:span text:style-name="T1">exit</text:span></text:p>
            <text:p><text:span text:style-name="T1">env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3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touch hola</text:span></text:p>
            <text:p><text:span text:style-name="T1">./hola</text:span></text:p>
          </table:table-cell>
          <table:table-cell table:style-name="ce20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./hola: Permission denie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nv|"wc" -l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0" office:value-type="string" calcext:value-type="string">
            <text:p>66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nv|"wc "-l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wc -l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r 1 + 1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2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pr $? + $?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0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70" office:value-type="string" calcext:value-type="string">
            <text:p><text:span text:style-name="T1">env -i ./minishell</text:span></text:p>
            <text:p><text:span text:style-name="T1">en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52"/>
          <table:table-cell table:number-columns-repeated="1015"/>
        </table:table-row>
        <table:table-row table:style-name="ro8">
          <table:table-cell table:style-name="ce70" office:value-type="string" calcext:value-type="string">
            <text:p><text:span text:style-name="T1">env -i ./minishell</text:span></text:p>
            <text:p><text:span text:style-name="T1">expor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0" office:value-type="string" calcext:value-type="string">
            <text:p><text:span text:style-name="T1">env -i ./minishell</text:span></text:p>
            <text:p><text:span text:style-name="T1">c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cd: HOME not set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0" office:value-type="string" calcext:value-type="string">
            <text:p><text:span text:style-name="T1">env -i ./minishell</text:span></text:p>
            <text:p><text:span text:style-name="T1">cd ~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$&gt;</text:p>
          </table:table-cell>
          <table:table-cell table:style-name="ce63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exit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exit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hola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hola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hola que tal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hola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42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000042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666 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exit</text:p>
            <text:p>bash: exit: too many arguments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-666 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exit</text:p>
            <text:p>bash: exit: too many arguments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hola 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hola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666 666 666 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exit</text:p>
            <text:p>bash: exit: too many arguments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666 hola 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exit</text:p>
            <text:p>bash: exit: too many arguments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hola 666 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hola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259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-4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-42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-0000042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-259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-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+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0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+0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-0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+42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-69 -9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exit</text:p>
            <text:p>bash: exit: too many arguments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--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--666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++++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++++666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++++++0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++++++0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------0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------0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"666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'666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'-666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'+666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'----666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----666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'++++666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++++666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'6'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'2'66'32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"'666'"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'666'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'"666"'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1">bash: exit: "666"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'666'"666"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+'666'"666"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-'666'"666"666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9223372036854775807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72" office:value-type="string" calcext:value-type="string">
            <text:p><text:span text:style-name="T3">exit 9223372036854775808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1" office:value-type="string" calcext:value-type="string">
            <text:p><text:span text:style-name="T1">exit</text:span></text:p>
            <text:p><text:span text:style-name="T1">bash: exit: 9223372036854775808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xit -9223372036854775808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34" office:value-type="string" calcext:value-type="string">
            <text:p><text:span text:style-name="T1">exit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72" office:value-type="string" calcext:value-type="string">
            <text:p><text:span text:style-name="T3">exit -9223372036854775809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1" office:value-type="string" calcext:value-type="string">
            <text:p><text:span text:style-name="T1">exit</text:span></text:p>
            <text:p><text:span text:style-name="T1">bash: exit: -9223372036854775809: numeric argument required</text:span></text:p>
            <text:p><text:span text:style-name="T8">~/minishell</text:span><text:span text:style-name="T5"> $&gt;</text:span>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25" office:value-type="string" calcext:value-type="string">
            <text:p><text:span text:style-name="T1">cat | cat | cat | ls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Docs  Dockers  Drawings  Makefile  minishell  philosophers  srcs  test.c</text:span></text:p>
            <text:p/>
            <text:p/>
            <text:p/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ls | exi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ls | exit 42</text:span></text:p>
          </table:table-cell>
          <table:table-cell table:style-name="ce2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it | ls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hola &gt; bonjour</text:span></text:p>
            <text:p><text:span text:style-name="T1">exit | cat -e 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hola &gt; bonjour</text:span></text:p>
            <text:p><text:span text:style-name="T1">cat -e bonjour | exi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| echo</text:span></text:p>
          </table:table-cell>
          <table:table-cell table:style-name="ce20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/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| echo que tal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que tal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pwd | echo 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nv | echo 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oui | cat -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oui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oui | echo non | echo hola | grep oui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oui | echo non | echo hola | grep non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oui | echo non | echo hola | grep hola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hola | cat -e | cat -e | cat -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$$$</text:p>
            <text:p>$&gt;</text:p>
          </table:table-cell>
          <table:table-cell table:style-name="ce64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.. | echo "hola"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64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/ | echo "hola"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63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d .. | pwd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63"/>
          <table:table-cell table:number-columns-repeated="1015"/>
        </table:table-row>
        <table:table-row table:style-name="ro9">
          <table:table-cell table:style-name="ce25" office:value-type="string" calcext:value-type="string">
            <text:p><text:span text:style-name="T1">ifconfig | grep ":"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ifconfig | grep 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whoami | grep $USE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vietdu91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whoami | grep $USER &gt; /tmp/bonjour</text:span></text:p>
            <text:p><text:span text:style-name="T1">cat /tmp/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vietdu91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whoami | cat -e | cat -e &gt; /tmp/bonjour</text:span></text:p>
            <text:p><text:span text:style-name="T1">cat /tmp/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vietdu91</text:span><text:span text:style-name="T5">$$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4" office:value-type="string" calcext:value-type="string">
            <text:p><text:span text:style-name="T1">whereis ls | cat -e | cat -e &gt; /tmp/bonjour</text:span></text:p>
            <text:p><text:span text:style-name="T1">cat /tmp/bonjour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ls: /usr/bin/ls /usr/share/man/man1/ls.1posix.gz /usr/share/man/man1/ls.1.gz$$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ls | 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ls | ls hola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ls: cannot access 'hola': No such file or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72" office:value-type="string" calcext:value-type="string">
            <text:p><text:span text:style-name="T1">ls | ls | hola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ls | hola | ls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1">bash: hola: command not found</text:span></text:p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ls | ls | hola | rev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hola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ls | ls | echo hola | rev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aloh</text:p>
            <text:p>$&gt;</text:p>
          </table:table-cell>
          <table:table-cell table:style-name="ce52"/>
          <table:table-cell table:number-columns-repeated="1015"/>
        </table:table-row>
        <table:table-row table:style-name="ro8">
          <table:table-cell table:style-name="ce25" office:value-type="string" calcext:value-type="string">
            <text:p><text:span text:style-name="T1">ls -la | grep "."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total 16</text:span></text:p>
            <text:p><text:span text:style-name="T6">drwx------  2 vietdu91 [...] .</text:span></text:p>
            <text:p><text:span text:style-name="T6">drwxrwxewt 51 root     [...] ..</text:span></text:p>
            <text:p><text:span text:style-name="T6">-rwxr-xr-x  8 vietdu91 [...] crashtest.c</text:span></text:p>
            <text:p><text:span text:style-name="T1">[...]</text:span></text:p>
            <text:p/>
          </table:table-cell>
          <table:table-cell table:style-name="ce65" table:number-columns-spanned="1" table:number-rows-spanned="2"/>
          <table:table-cell table:number-columns-repeated="1015"/>
        </table:table-row>
        <table:table-row table:style-name="ro2">
          <table:table-cell table:style-name="ce25" office:value-type="string" calcext:value-type="string">
            <text:p><text:span text:style-name="T1">ls -la | grep "'.'"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covered-table-cell table:style-name="ce66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echo test.c | cat -e| cat -e| cat -e| cat -e| cat -e| cat -e| cat -e| cat -e|cat -e|cat -e|cat -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test.c$$$$$$$$$$$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ls|ls|ls|ls|ls|ls|ls|ls|ls|ls|ls|ls</text:span></text:p>
            <text:p><text:span text:style-name="T1">|ls|ls|ls|ls|ls|ls|ls|ls|ls|ls|ls|ls|ls|ls|ls|ls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Docs Dockers Drawings Makefile minishell philosophers srcs test.c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cho hola | cat | cat | cat | cat | cat | grep hola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| ca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| ca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|ca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|ca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68" office:value-type="string" calcext:value-type="string">
            <text:p><text:span text:style-name="T1">echo hola || cat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68" office:value-type="string" calcext:value-type="string">
            <text:p><text:span text:style-name="T1">echo hola ||| cat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|'</text:p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ch|o hola | ca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cat Makefile | cat -e | cat -e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[...]</text:span></text:p>
            <text:p><text:span text:style-name="T6">$$</text:span></text:p>
            <text:p><text:span text:style-name="T6">.PHONY:    all clean fclean re$$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cat Makefile | grep srcs | cat -e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objs/%.o:                srcs/%.c$</text:span></text:p>
            <text:p><text:span text:style-name="T6">                        @norminette srcs/*$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cat Makefile | grep srcs | grep srcs | cat -e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objs/%.o:                srcs/%.c$</text:span></text:p>
            <text:p><text:span text:style-name="T6">                        @norminette srcs/*$</text:span></text:p>
            <text:p><text:span text:style-name="T1">$&gt;</text:span>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73" office:value-type="string" calcext:value-type="string">
            <text:p><text:span text:style-name="T1">cat Makefile | grep pr | head -n 5 | cd file_not_exist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cd: file_not_exist: No such file or directory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cat Makefile | grep pr | head -n 5 | hello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hello: command not found</text:p>
            <text:p>$&gt;</text:p>
          </table:table-cell>
          <table:table-cell table:style-name="ce52"/>
          <table:table-cell table:number-columns-repeated="1015"/>
        </table:table-row>
        <table:table-row table:style-name="ro10">
          <table:table-cell table:style-name="ce4" office:value-type="string" calcext:value-type="string">
            <text:p><text:span text:style-name="T1">export HOLA=bonjour | cat -e | cat -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11">
          <table:table-cell table:style-name="ce4" office:value-type="string" calcext:value-type="string">
            <text:p><text:span text:style-name="T1">unset HOLA | cat -e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1">export HOLA | echo hola</text:span></text:p>
            <text:p><text:span text:style-name="T1">env | grep PROU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  <text:p>$&gt;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span text:style-name="T1">export | echo hola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2"/>
          <table:table-cell table:number-columns-repeated="1015"/>
        </table:table-row>
        <table:table-row table:style-name="ro12">
          <table:table-cell table:style-name="ce4" office:value-type="string" calcext:value-type="string">
            <text:p><text:span text:style-name="T1">sleep 3 | sleep 3</text:span></text:p>
          </table:table-cell>
          <table:table-cell table:style-name="ce20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6">
          <table:table-cell table:style-name="ce4" office:value-type="string" calcext:value-type="string">
            <text:p><text:span text:style-name="T1">time sleep 3 | sleep 3</text:span></text:p>
          </table:table-cell>
          <table:table-cell table:style-name="ce14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<text:span text:style-name="T1">sleep 3 | exit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<text:span text:style-name="T1">exit | sleep 3</text:span></text:p>
          </table:table-cell>
          <table:table-cell table:style-name="ce9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cho hola &gt; a</text:span></text:p>
            <text:p><text:span text:style-name="T1">&gt;&gt;b echo que tal</text:span></text:p>
            <text:p><text:span text:style-name="T1">cat a | &lt;b cat | cat &gt; c | cat</text:span></text:p>
          </table:table-cell>
          <table:table-cell table:style-name="ce20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2"/>
          <table:table-cell table:number-columns-repeated="1015"/>
        </table:table-row>
        <table:table-row table:style-name="ro6" table:visibility="collapse">
          <table:table-cell table:style-name="ce25" office:value-type="string" calcext:value-type="string">
            <text:p><text:span text:style-name="T1">pwd &amp;&amp;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/home/vietdu91/42_works/minishell</text:span></text:p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pwd ||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cho hola || echo 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cho hola &amp;&amp; echo bonjour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bonjour</text:p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cho bonjour ||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onjour</text:p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cho bonjour &amp;&amp;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onjour</text:p>
            <text:p>hola</text:p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5" table:visibility="collapse">
          <table:table-cell table:style-name="ce25" office:value-type="string" calcext:value-type="string">
            <text:p><text:span text:style-name="T1">echo -n bonjour &amp;&amp; echo -n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onjourhola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25" office:value-type="string" calcext:value-type="string">
            <text:p><text:span text:style-name="T1">pwd &amp;&amp; ls &amp;&amp;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/home/vietdu91/42_works/minishell</text:span></text:p>
            <text:p><text:span text:style-name="T6">crashtest.c  Docs  Dockers  Drawings  Makefile  minishell  philosophers  srcs  test.c</text:span></text:p>
            <text:p><text:span text:style-name="T1">hola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pwd || ls &amp;&amp;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/home/vietdu91/42_works/minishell</text:span></text:p>
            <text:p><text:span text:style-name="T1">hola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6" table:visibility="collapse">
          <table:table-cell table:style-name="ce25" office:value-type="string" calcext:value-type="string">
            <text:p><text:span text:style-name="T1">pwd &amp;&amp; ls ||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/home/vietdu91/42_works/minishell</text:span></text:p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pwd || ls || echo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ls || export ""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6" table:visibility="collapse">
          <table:table-cell table:style-name="ce25" office:value-type="string" calcext:value-type="string">
            <text:p><text:span text:style-name="T1">export "" ||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1">bash: export: `': not a valid identifier</text:span></text:p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6" table:visibility="collapse">
          <table:table-cell table:style-name="ce25" office:value-type="string" calcext:value-type="string">
            <text:p><text:span text:style-name="T1">ls &amp;&amp; export ""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Docs  Dockers  Drawings  Makefile  minishell  philosophers  srcs  test.c</text:span></text:p>
            <text:p><text:span text:style-name="T1">bash: export: `': not a valid identifier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xport "" &amp;&amp;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bash: export: `': not a valid identifier</text:p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ls || ;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;'</text:p>
            <text:p>$&gt;</text:p>
          </table:table-cell>
          <table:table-cell table:style-name="ce57" office:value-type="string" calcext:value-type="string">
            <text:p><text:span text:style-name="T12">[BONUS] </text:span><text:span text:style-name="T13">Marche pour les metacharacters |&amp;;()</text:span>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; ||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;'</text:p>
            <text:p>$&gt;</text:p>
          </table:table-cell>
          <table:table-cell table:style-name="ce57" office:value-type="string" calcext:value-type="string">
            <text:p><text:span text:style-name="T12">[BONUS] </text:span><text:span text:style-name="T13">Marche pour les metacharacters |&amp;;()</text:span>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ls &amp;&amp; ;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;'</text:p>
            <text:p>$&gt;</text:p>
          </table:table-cell>
          <table:table-cell table:style-name="ce57" office:value-type="string" calcext:value-type="string">
            <text:p><text:span text:style-name="T12">[BONUS] </text:span><text:span text:style-name="T13">Marche pour les metacharacters |&amp;;()</text:span>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; &amp;&amp;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</text:p>
            <text:p>unexpected token `;'</text:p>
            <text:p>$&gt;</text:p>
          </table:table-cell>
          <table:table-cell table:style-name="ce57" office:value-type="string" calcext:value-type="string">
            <text:p><text:span text:style-name="T12">[BONUS] </text:span><text:span text:style-name="T13">Marche pour les metacharacters |&amp;;()</text:span>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ls || &lt;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2" office:value-type="string" calcext:value-type="string">
            <text:p>bash: syntax error near unexpected token `newline' </text:p>
            <text:p>$&gt;</text:p>
          </table:table-cell>
          <table:table-cell table:style-name="ce57" office:value-type="string" calcext:value-type="string">
            <text:p><text:span text:style-name="T12">[BONUS] </text:span><text:span text:style-name="T13">Marche pour les metacharacters &lt;&gt;</text:span>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ls &amp;&amp; &lt;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3" office:value-type="string" calcext:value-type="string">
            <text:p>bash: syntax error near unexpected token `newline' </text:p>
            <text:p>$&gt;</text:p>
          </table:table-cell>
          <table:table-cell table:style-name="ce57" office:value-type="string" calcext:value-type="string">
            <text:p><text:span text:style-name="T12">[BONUS] </text:span><text:span text:style-name="T13">Marche pour les metacharacters &lt;&gt;</text:span>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cat | echo ||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/>
            <text:p/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25" office:value-type="string" calcext:value-type="string">
            <text:p><text:span text:style-name="T1">cat | echo &amp;&amp; ls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/>
            <text:p/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ls || cat | echo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25" office:value-type="string" calcext:value-type="string">
            <text:p><text:span text:style-name="T1">ls &amp;&amp; cat | echo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  Docs  Dockers  Drawings  Makefile  minishell  philosophers  srcs  test.c</text:span></text:p>
            <text:p/>
            <text:p/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5" table:visibility="collapse">
          <table:table-cell table:style-name="ce25" office:value-type="string" calcext:value-type="string">
            <text:p><text:span text:style-name="T1">export "" &amp;&amp; unset ""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export: `': not a valid identifier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5" table:visibility="collapse">
          <table:table-cell table:style-name="ce25"/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/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(ls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( ( ls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( ( ) ls 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 unexpected token `)'</text:p>
            <text:p>$&gt;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25" office:value-type="string" calcext:value-type="string">
            <text:p><text:span text:style-name="T1">ls &amp;&amp; (ls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  Docs  Dockers  Drawings  Makefile  minishell  philosophers  srcs  test.c</text:span></text:p>
            <text:p><text:span text:style-name="T6">crashtest.c  Docs  Dockers  Drawings  Makefile  minishell  philosophers  srcs  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6" table:visibility="collapse">
          <table:table-cell table:style-name="ce25" office:value-type="string" calcext:value-type="string">
            <text:p><text:span text:style-name="T1">(ls &amp;&amp; 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  Docs  Dockers  Drawings  Makefile  minishell  philosophers  srcs  test.c</text:span></text:p>
            <text:p><text:span text:style-name="T6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6" table:visibility="collapse">
          <table:table-cell table:style-name="ce25" office:value-type="string" calcext:value-type="string">
            <text:p><text:span text:style-name="T1">( ( ls&amp;&amp;pwd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  Docs  Dockers  Drawings  Makefile  minishell  philosophers  srcs  test.c</text:span></text:p>
            <text:p><text:span text:style-name="T6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6" table:visibility="collapse">
          <table:table-cell table:style-name="ce25" office:value-type="string" calcext:value-type="string">
            <text:p><text:span text:style-name="T1">( ( ls ) &amp;&amp;pwd 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  Docs  Dockers  Drawings  Makefile  minishell  philosophers  srcs  test.c</text:span></text:p>
            <text:p><text:span text:style-name="T6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6" table:visibility="collapse">
          <table:table-cell table:style-name="ce25" office:value-type="string" calcext:value-type="string">
            <text:p><text:span text:style-name="T1">(ls &amp;&amp; ( ( pwd )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  Docs  Dockers  Drawings  Makefile  minishell  philosophers  srcs  test.c</text:span></text:p>
            <text:p><text:span text:style-name="T6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3" table:visibility="collapse">
          <table:table-cell table:style-name="ce25" office:value-type="string" calcext:value-type="string">
            <text:p><text:span text:style-name="T1">(ls &amp;&amp; pwd) &gt; hola</text:span></text:p>
            <text:p><text:span text:style-name="T1">ca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</text:span></text:p>
            <text:p><text:span text:style-name="T6">Docs</text:span></text:p>
            <text:p><text:span text:style-name="T6">Dockers</text:span></text:p>
            <text:p><text:span text:style-name="T6">Drawings</text:span></text:p>
            <text:p><text:span text:style-name="T6">Makefile</text:span></text:p>
            <text:p><text:span text:style-name="T6">minishell</text:span></text:p>
            <text:p><text:span text:style-name="T6">philosophers</text:span></text:p>
            <text:p><text:span text:style-name="T6">srcs</text:span></text:p>
            <text:p><text:span text:style-name="T6">test.c</text:span></text:p>
            <text:p><text:span text:style-name="T6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&gt; hola ls &amp;&amp; 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&gt; hola (ls &amp;&amp; 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 unexpected token `('</text:p>
            <text:p>$&gt;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6" table:visibility="collapse">
          <table:table-cell table:style-name="ce25" office:value-type="string" calcext:value-type="string">
            <text:p><text:span text:style-name="T1">(&gt; pwd)</text:span></text:p>
            <text:p><text:span text:style-name="T1">ls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  Docs  Dockers  Drawings  Makefile  minishell  philosophers  pwd  srcs  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(&lt; pwd)</text:span></text:p>
            <text:p><text:span text:style-name="T1">ls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67" office:value-type="string" calcext:value-type="string">
            <text:p><text:span text:style-name="T12">[BONUS] </text:span><text:span text:style-name="T13">Si pwd existe</text:span>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(&lt; 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wd: No such file or directory</text:p>
            <text:p>$&gt;</text:p>
          </table:table-cell>
          <table:table-cell table:style-name="ce67" office:value-type="string" calcext:value-type="string">
            <text:p><text:span text:style-name="T12">[BONUS] </text:span><text:span text:style-name="T13">Si pwd n'existe pas</text:span>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( ( ( ( ( pwd) ) ) ) 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() 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 unexpected token `)'</text:p>
            <text:p>$&gt;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&gt; pwd (ls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 unexpected token `('</text:p>
            <text:p>$&gt;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9" table:visibility="collapse">
          <table:table-cell table:style-name="ce25" office:value-type="string" calcext:value-type="string">
            <text:p><text:span text:style-name="T1">(ls||pwd)&amp;&amp;(ls||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  Docs  Dockers  Drawings  Makefile  minishell  philosophers  pwd  srcs  test.c</text:span></text:p>
            <text:p><text:span text:style-name="T6">crashtest.c  Docs  Dockers  Drawings  Makefile  minishell  philosophers  pwd  srcs  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25" office:value-type="string" calcext:value-type="string">
            <text:p><text:span text:style-name="T1">(lss||pwd)&amp;&amp;(lss||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1">bash: lss: command not found</text:span></text:p>
            <text:p><text:span text:style-name="T6">/home/vietdu91/42_works/minishell</text:span></text:p>
            <text:p><text:span text:style-name="T1">bash: lss: command not found</text:span></text:p>
            <text:p><text:span text:style-name="T6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(lss&amp;&amp;pwd)&amp;&amp;(lss&amp;&amp;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1">bash: lss: command not found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3" table:visibility="collapse">
          <table:table-cell table:style-name="ce25" office:value-type="string" calcext:value-type="string">
            <text:p><text:span text:style-name="T1">(ls &amp;&amp; pwd | wc) &gt; hola</text:span></text:p>
            <text:p><text:span text:style-name="T1">ca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</text:span></text:p>
            <text:p><text:span text:style-name="T6">Docs</text:span></text:p>
            <text:p><text:span text:style-name="T6">Dockers</text:span></text:p>
            <text:p><text:span text:style-name="T6">Drawings</text:span></text:p>
            <text:p><text:span text:style-name="T6">Makefile</text:span></text:p>
            <text:p><text:span text:style-name="T6">minishell</text:span></text:p>
            <text:p><text:span text:style-name="T6">philosophers</text:span></text:p>
            <text:p><text:span text:style-name="T6">srcs</text:span></text:p>
            <text:p><text:span text:style-name="T6">test.c</text:span></text:p>
            <text:p><text:span text:style-name="T6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3" table:visibility="collapse">
          <table:table-cell table:style-name="ce25" office:value-type="string" calcext:value-type="string">
            <text:p><text:span text:style-name="T1">(ls &amp;&amp; pwd | wc) &gt; hola</text:span></text:p>
            <text:p><text:span text:style-name="T1">(ls &amp;&amp; pwd | wc) &gt; hola</text:span></text:p>
            <text:p><text:span text:style-name="T1">ca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6">crashtest.c</text:span></text:p>
            <text:p><text:span text:style-name="T6">Docs</text:span></text:p>
            <text:p><text:span text:style-name="T6">Dockers</text:span></text:p>
            <text:p><text:span text:style-name="T6">Drawings</text:span></text:p>
            <text:p><text:span text:style-name="T6">Makefile</text:span></text:p>
            <text:p><text:span text:style-name="T6">minishell</text:span></text:p>
            <text:p><text:span text:style-name="T6">philosophers</text:span></text:p>
            <text:p><text:span text:style-name="T6">srcs</text:span></text:p>
            <text:p><text:span text:style-name="T6">test.c</text:span></text:p>
            <text:p><text:span text:style-name="T6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4" table:visibility="collapse">
          <table:table-cell table:style-name="ce25" office:value-type="string" calcext:value-type="string">
            <text:p><text:span text:style-name="T1">(ls &amp;&amp; pwd | wc) &gt;&gt; hola</text:span></text:p>
            <text:p><text:span text:style-name="T1">echo hey&amp;&amp;(ls &amp;&amp; pwd | wc) &gt; hola</text:span></text:p>
            <text:p><text:span text:style-name="T1">cat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4" office:value-type="string" calcext:value-type="string">
            <text:p><text:span text:style-name="T1">hey</text:span></text:p>
            <text:p><text:span text:style-name="T1">$&gt;</text:span></text:p>
            <text:p><text:span text:style-name="T6">crashtest.c</text:span></text:p>
            <text:p><text:span text:style-name="T6">Docs</text:span></text:p>
            <text:p><text:span text:style-name="T6">[...]</text:span></text:p>
            <text:p><text:span text:style-name="T6">srcs</text:span></text:p>
            <text:p><text:span text:style-name="T6">test.c</text:span></text:p>
            <text:p><text:span text:style-name="T6">      1       1      34</text:span></text:p>
            <text:p><text:span text:style-name="T6">crashtest.c</text:span></text:p>
            <text:p><text:span text:style-name="T6">Docs</text:span></text:p>
            <text:p><text:span text:style-name="T6">[...]</text:span></text:p>
            <text:p><text:span text:style-name="T6">srcs</text:span></text:p>
            <text:p><text:span text:style-name="T6">test.c</text:span></text:p>
            <text:p><text:span text:style-name="T6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(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25" office:value-type="string" calcext:value-type="string">
            <text:p><text:span text:style-name="T1">(ls &amp;&amp; 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Docs  Dockers  Drawings  Makefile  minishell  philosophers  pwd  srcs  test.c</text:span></text:p>
            <text:p><text:span text:style-name="T6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(ls -z || 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ls: invalid option -- 'z'</text:span></text:p>
            <text:p><text:span text:style-name="T6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echo hey &gt; hola</text:span></text:p>
            <text:p><text:span text:style-name="T1">(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25" office:value-type="string" calcext:value-type="string">
            <text:p><text:span text:style-name="T1">echo hey &gt; hola</text:span></text:p>
            <text:p><text:span text:style-name="T1">(ls &amp;&amp; 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Docs  Dockers  Drawings  Makefile  minishell  philosophers  pwd  srcs  test.c</text:span></text:p>
            <text:p><text:span text:style-name="T6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echo hey &gt; hola</text:span></text:p>
            <text:p><text:span text:style-name="T1">(ls -z || pwd | wc) &lt; 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ls: invalid option -- 'z'</text:span></text:p>
            <text:p><text:span text:style-name="T6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8" table:visibility="collapse">
          <table:table-cell table:style-name="ce25" office:value-type="string" calcext:value-type="string">
            <text:p><text:span text:style-name="T1">(ls -z || pwd &amp;&amp; ls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1">ls: invalid option -- 'z'</text:span></text:p>
            <text:p><text:span text:style-name="T6">/home/vietdu91/42_works/minishell</text:span></text:p>
            <text:p><text:span text:style-name="T6">crashtest.c  Docs  Dockers  Drawings  Makefile  minishell  philosophers  pwd  srcs  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4" office:value-type="string" calcext:value-type="string">
            <text:p><text:span text:style-name="T1">ls || (cat Makefile|grep srcs) &amp;&amp; (pwd|wc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Docs  Dockers  Drawings  Makefile  minishell  philosophers  pwd  srcs  test.c</text:span></text:p>
            <text:p><text:span text:style-name="T6">      1       1      34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ls -z &amp;&amp; (ls) &amp;&amp; (pwd)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ls: invalid option -- 'z'</text:p>
            <text:p>$&gt;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5" table:visibility="collapse">
          <table:table-cell table:style-name="ce25" office:value-type="string" calcext:value-type="string">
            <text:p><text:span text:style-name="T1">(ls &gt; Docs/hey &amp;&amp; pwd) &gt; hola</text:span></text:p>
            <text:p><text:span text:style-name="T1">cat hola</text:span></text:p>
            <text:p><text:span text:style-name="T1">cat Docs/hey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6" office:value-type="string" calcext:value-type="string">
            <text:p><text:span text:style-name="T6">/home/vietdu91/42_works/minishell</text:span></text:p>
            <text:p><text:span text:style-name="T1">$&gt;</text:span></text:p>
            <text:p><text:span text:style-name="T6">crashtest.c</text:span></text:p>
            <text:p><text:span text:style-name="T6">Docs</text:span></text:p>
            <text:p><text:span text:style-name="T6">[...]</text:span></text:p>
            <text:p><text:span text:style-name="T6">srcs</text:span></text:p>
            <text:p><text:span text:style-name="T6">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15" table:visibility="collapse">
          <table:table-cell table:style-name="ce25" office:value-type="string" calcext:value-type="string">
            <text:p><text:span text:style-name="T1">ls &gt; Docs/hey &amp;&amp; pwd &gt; hola</text:span></text:p>
            <text:p><text:span text:style-name="T1">cat hola</text:span></text:p>
            <text:p><text:span text:style-name="T1">cat Docs/hey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7" office:value-type="string" calcext:value-type="string">
            <text:p><text:span text:style-name="T6">/home/vietdu91/42_works/minishell</text:span></text:p>
            <text:p><text:span text:style-name="T1">$&gt;</text:span></text:p>
            <text:p><text:span text:style-name="T6">crashtest.c</text:span></text:p>
            <text:p><text:span text:style-name="T6">Docs</text:span></text:p>
            <text:p><text:span text:style-name="T6">[...]</text:span></text:p>
            <text:p><text:span text:style-name="T6">srcs</text:span></text:p>
            <text:p><text:span text:style-name="T6">test.c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cd ../.. &amp;&amp; pwd &amp;&amp; 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</text:span></text:p>
            <text:p><text:span text:style-name="T6">/home/vietdu91/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(cd ../.. &amp;&amp; pwd) &amp;&amp; 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</text:span></text:p>
            <text:p><text:span text:style-name="T6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25" office:value-type="string" calcext:value-type="string">
            <text:p><text:span text:style-name="T1">ls -z || cd ../../..&amp;&amp;pwd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8" office:value-type="string" calcext:value-type="string">
            <text:p><text:span text:style-name="T1">ls: invalid option -- 'z'</text:span></text:p>
            <text:p><text:span text:style-name="T6">/home/vietdu91</text:span></text:p>
            <text:p><text:span text:style-name="T1">$&gt;</text:span></text:p>
            <text:p><text:span text:style-name="T6">/home/vietdu91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7" table:visibility="collapse">
          <table:table-cell table:style-name="ce25" office:value-type="string" calcext:value-type="string">
            <text:p><text:span text:style-name="T1">ls -z || (cd ../../..&amp;&amp;pwd)</text:span></text:p>
            <text:p><text:span text:style-name="T1">pwd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8" office:value-type="string" calcext:value-type="string">
            <text:p><text:span text:style-name="T1">ls: invalid option -- 'z'</text:span></text:p>
            <text:p><text:span text:style-name="T6">/home/vietdu91</text:span></text:p>
            <text:p><text:span text:style-name="T1">$&gt;</text:span></text:p>
            <text:p><text:span text:style-name="T6">/home/vietdu91/42_works/minishell</text:span></text:p>
            <text:p><text:span text:style-name="T1">$&gt;</text:span></text:p>
          </table:table-cell>
          <table:table-cell table:style-name="ce67" office:value-type="string" calcext:value-type="string">
            <text:p>[BONUS]</text:p>
          </table:table-cell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&gt; bonjour</text:span></text:p>
            <text:p><text:span text:style-name="T1">cat bonjour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cho que tal &gt;&gt; bonjour</text:span></text:p>
            <text:p><text:span text:style-name="T1">cat bonjour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que tal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echo hola &gt; bonjour</text:span></text:p>
            <text:p><text:span text:style-name="T1">echo que tal &gt;&gt; bonjour</text:span></text:p>
            <text:p><text:span text:style-name="T1">cat &lt; bonjour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echo hola &gt; bonjour</text:span></text:p>
            <text:p><text:span text:style-name="T1">rm bonjour</text:span></text:p>
            <text:p><text:span text:style-name="T1">echo que tal &gt;&gt; bonjour</text:span></text:p>
            <text:p><text:span text:style-name="T1">cat &lt; bonjour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que tal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que tal &gt; bonjour</text:span></text:p>
            <text:p><text:span text:style-name="T1">cat bonjour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 que tal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que tal &gt; /tmp/bonjour</text:span></text:p>
            <text:p><text:span text:style-name="T1">cat -e /tmp/bonjour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 que tal$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hey</text:span></text:p>
            <text:p><text:span text:style-name="T1">echo bonjour &gt; $HOLA</text:span></text:p>
            <text:p><text:span text:style-name="T1">echo $HOLA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69" office:value-type="string" calcext:value-type="string">
            <text:p><text:span text:style-name="T1">whereis grep &gt; Docs/bonjour</text:span></text:p>
            <text:p><text:span text:style-name="T1">cat Docs/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55"/>
          <table:table-cell table:number-columns-repeated="1015"/>
        </table:table-row>
        <table:table-row table:style-name="ro16">
          <table:table-cell table:style-name="ce69" office:value-type="string" calcext:value-type="string">
            <text:p><text:span text:style-name="T1">ls -la &gt; Docs/bonjour</text:span></text:p>
            <text:p><text:span text:style-name="T1">cat Docs/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total 16</text:span></text:p>
            <text:p><text:span text:style-name="T6">drwx------  2 vietdu91 [...] .</text:span></text:p>
            <text:p><text:span text:style-name="T6">drwxrwxewt 51 root     [...] ..</text:span></text:p>
            <text:p><text:span text:style-name="T6">-rwxr-xr-x  8 vietdu91 [...] crashtest.c</text:span></text:p>
            <text:p><text:span text:style-name="T1">[...]</text:span></text:p>
            <text:p/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pwd&gt;bonjour</text:span></text:p>
            <text:p><text:span text:style-name="T1">cat 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pwd &gt;                     bonjour</text:span></text:p>
            <text:p><text:span text:style-name="T1">cat 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6">/home/vietdu91/42_works/minishell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&gt; &gt; bonjour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 unexpected token `&gt;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&lt; &lt; bonjour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 unexpected token `&lt;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&gt;&gt;&gt; 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syntax error near unexpected token `&gt;'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&gt; bonjour echo hola</text:span></text:p>
            <text:p><text:span text:style-name="T1">cat 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gt; bonjour | echo hola</text:span></text:p>
            <text:p><text:span text:style-name="T1">cat 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prout hola &gt; bonjour</text:span></text:p>
            <text:p><text:span text:style-name="T1">ls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command not found</text:p>
            <text:p>$&gt;</text:p>
            <text:p>bonjour [...]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echo hola &gt; hello &gt;&gt; hello &gt;&gt; hello</text:span></text:p>
            <text:p><text:span text:style-name="T1">ls</text:span></text:p>
            <text:p><text:span text:style-name="T1">cat hello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cho hola &gt; hello &gt;&gt; hello &gt;&gt; hello</text:span></text:p>
            <text:p><text:span text:style-name="T1">echo hola &gt;&gt; hello</text:span></text:p>
            <text:p><text:span text:style-name="T1">cat &lt; hello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echo hola &gt; hello &gt;&gt; hello &gt;&gt; hello</text:span></text:p>
            <text:p><text:span text:style-name="T1">echo hola &gt;&gt; hello</text:span></text:p>
            <text:p><text:span text:style-name="T1">echo hola &gt; hello &gt;&gt; hello &gt;&gt; hello</text:span></text:p>
            <text:p><text:span text:style-name="T1">cat &lt; hello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cho hola &gt;&gt; hello &gt;&gt; hello &gt; hello</text:span></text:p>
            <text:p><text:span text:style-name="T1">echo hola &gt;&gt; hello</text:span></text:p>
            <text:p><text:span text:style-name="T1">cat &lt; hello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echo hola &gt;&gt; hello &gt;&gt; hello &gt; hello</text:span></text:p>
            <text:p><text:span text:style-name="T1">echo hola &gt;&gt; hello</text:span></text:p>
            <text:p><text:span text:style-name="T1">echo hola &gt;&gt; hello &gt;&gt; hello &gt; hello</text:span></text:p>
            <text:p><text:span text:style-name="T1">cat &lt; hello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echo hola &gt; hello</text:span></text:p>
            <text:p><text:span text:style-name="T1">echo hola &gt;&gt; hello &gt;&gt; hello &gt;&gt; hello</text:span></text:p>
            <text:p><text:span text:style-name="T1">echo hola &gt;&gt; hello</text:span></text:p>
            <text:p><text:span text:style-name="T1">cat &lt; hello</text:span></text:p>
          </table:table-cell>
          <table:table-cell table:style-name="ce2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hola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cho hola &gt; hello</text:span></text:p>
            <text:p><text:span text:style-name="T1">echo hey &gt; bonjour</text:span></text:p>
            <text:p><text:span text:style-name="T1">echo &lt;bonjour &lt;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/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cho hola &gt; hello</text:span></text:p>
            <text:p><text:span text:style-name="T1">echo hey &gt; bonjour</text:span></text:p>
            <text:p><text:span text:style-name="T1">echo &lt;hello &lt;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/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25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25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 bonjour &gt;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25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 bonjour &gt; hello &gt;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 bonjour &gt; hello &gt;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25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&gt; bonjour &gt; hello 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4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rm bonjour hello</text:span></text:p>
            <text:p><text:span text:style-name="T1">echo hola &gt;&gt; bonjour &gt;&gt; hello &gt;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4" office:value-type="string" calcext:value-type="string">
            <text:p><text:span text:style-name="T1">echo hola &gt; bonjour</text:span></text:p>
            <text:p><text:span text:style-name="T1">echo hey &gt; hello</text:span></text:p>
            <text:p><text:span text:style-name="T1">echo hola &gt;&gt; bonjour &gt;&gt; hello &gt;&gt; bonjour</text:span></text:p>
            <text:p><text:span text:style-name="T1">cat bonjour</text:span></text:p>
            <text:p><text:span text:style-name="T1">cat 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&gt; bonjour echo hola bonjour</text:span></text:p>
            <text:p><text:span text:style-name="T1">cat bonjour</text:span></text:p>
          </table:table-cell>
          <table:table-cell table:style-name="ce2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onjour hola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3" office:value-type="string" calcext:value-type="string">
            <text:p><text:span text:style-name="T1">&gt;bonjour echo &gt; hola&gt;bonjour&gt;hola&gt;&gt;bonjour&gt;hola hey &gt;bonjour hola &gt;hola</text:span></text:p>
            <text:p><text:span text:style-name="T1">cat bonjour</text:span></text:p>
            <text:p><text:span text:style-name="T1">cat hola</text:span></text:p>
          </table:table-cell>
          <table:table-cell table:style-name="ce2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  <text:p>$&gt;</text:p>
            <text:p>hey hola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4" office:value-type="string" calcext:value-type="string">
            <text:p><text:span text:style-name="T1">echo bonjour &gt; hola1</text:span></text:p>
            <text:p><text:span text:style-name="T1">echo hello &gt; hola2</text:span></text:p>
            <text:p><text:span text:style-name="T1">echo 2 &gt;hola1 &gt;&gt; hola2</text:span></text:p>
            <text:p><text:span text:style-name="T1">ls</text:span></text:p>
            <text:p><text:span text:style-name="T1">cat hola1</text:span></text:p>
            <text:p><text:span text:style-name="T1">cat hola2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4" office:value-type="string" calcext:value-type="string">
            <text:p><text:span text:style-name="T1">echo bonjour &gt; hola1</text:span></text:p>
            <text:p><text:span text:style-name="T1">echo hello &gt; hola2</text:span></text:p>
            <text:p><text:span text:style-name="T1">echo 2 &gt;&gt;hola1 &gt; hola2</text:span></text:p>
            <text:p><text:span text:style-name="T1">ls</text:span></text:p>
            <text:p><text:span text:style-name="T1">cat hola1</text:span></text:p>
            <text:p><text:span text:style-name="T1">cat hola2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&gt; pwd</text:span></text:p>
            <text:p><text:span text:style-name="T1">ls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pwd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&lt; pwd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3" office:value-type="string" calcext:value-type="string">
            <text:p>bash: pwd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&lt; Makefile .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3" office:value-type="string" calcext:value-type="string">
            <text:p>.: not enough arguments</text:p>
            <text:p>$&gt;</text:p>
          </table:table-cell>
          <table:table-cell table:style-name="ce55" office:value-type="string" calcext:value-type="string">
            <text:p>Voir pourquoi</text:p>
          </table:table-cell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at &lt;pwd</text:span></text:p>
          </table:table-cell>
          <table:table-cell table:style-name="ce2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3" office:value-type="string" calcext:value-type="string">
            <text:p>bash: pwd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at &lt;srcs/pwd</text:span></text:p>
          </table:table-cell>
          <table:table-cell table:style-name="ce2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3" office:value-type="string" calcext:value-type="string">
            <text:p>bash: srcs/pwd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at &lt;../pwd</text:span></text:p>
          </table:table-cell>
          <table:table-cell table:style-name="ce2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3" office:value-type="string" calcext:value-type="string">
            <text:p>bash: ../pwd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cat &gt;&gt;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3" office:value-type="string" calcext:value-type="string">
            <text:p>bash: syntax error near unexpected token `newline' 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cat &gt;&gt;&gt;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3" office:value-type="string" calcext:value-type="string">
            <text:p>bash: syntax error near unexpected token `&gt;' 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cat &gt;&gt; &lt;&lt;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3" office:value-type="string" calcext:value-type="string">
            <text:p>bash: syntax error near unexpected token `&lt;&lt;' 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cat &gt;&gt; &gt; &gt;&gt; &lt;&lt; &gt;&gt;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3" office:value-type="string" calcext:value-type="string">
            <text:p>bash: syntax error near unexpected token `&gt;' 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at &lt; ls</text:span></text:p>
          </table:table-cell>
          <table:table-cell table:style-name="ce2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ls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cat &lt; ls &gt; ls</text:span></text:p>
          </table:table-cell>
          <table:table-cell table:style-name="ce2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ls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cat &gt; ls1 &lt; ls2</text:span></text:p>
            <text:p><text:span text:style-name="T1">ls</text:span></text:p>
          </table:table-cell>
          <table:table-cell table:style-name="ce2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&gt;&gt;hola</text:span></text:p>
            <text:p><text:span text:style-name="T1">cat hola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&gt; bonjour</text:span></text:p>
            <text:p><text:span text:style-name="T1">cat &lt; 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&gt;bonjour</text:span></text:p>
            <text:p><text:span text:style-name="T1">cat &lt;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&gt;bonjour</text:span></text:p>
            <text:p><text:span text:style-name="T1">cat&lt;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&gt; bonjour</text:span></text:p>
            <text:p><text:span text:style-name="T1">cat&lt; 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              &gt;bonjour</text:span></text:p>
            <text:p><text:span text:style-name="T1">cat&lt;                     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         &gt;     bonjour</text:span></text:p>
            <text:p><text:span text:style-name="T1">cat            &lt;         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&gt; srcs/bonjour</text:span></text:p>
            <text:p><text:span text:style-name="T1">cat &lt; srcs/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&gt;srcs/bonjour</text:span></text:p>
            <text:p><text:span text:style-name="T1">cat &lt;srcs/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cho hola &gt; bonjour</text:span></text:p>
            <text:p><text:span text:style-name="T1">echo que tal &gt;&gt; bonjour</text:span></text:p>
            <text:p><text:span text:style-name="T1">cat &lt; bonjour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que tal</text:p>
            <text:p>$&gt;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echo hola &gt; bonjour</text:span></text:p>
            <text:p><text:span text:style-name="T1">rm bonjour</text:span></text:p>
            <text:p><text:span text:style-name="T1">echo que tal &gt;&gt; bonjour</text:span></text:p>
            <text:p><text:span text:style-name="T1">cat &lt; bon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que tal</text:p>
            <text:p>$&gt;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'c'"h"o hola &gt; bonjour</text:span></text:p>
            <text:p><text:span text:style-name="T1">cat 'bo'"n"jour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6" table:visibility="collapse">
          <table:table-cell table:style-name="ce25" office:value-type="string" calcext:value-type="string">
            <text:p><text:span text:style-name="T1">echo hola &gt; bonjour\ 1</text:span></text:p>
            <text:p><text:span text:style-name="T1">ls</text:span></text:p>
            <text:p><text:span text:style-name="T1">cat bonjour\ 1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25" office:value-type="string" calcext:value-type="string">
            <text:p><text:span text:style-name="T1">echo hola &gt; bonjour hey</text:span></text:p>
            <text:p><text:span text:style-name="T1">ls</text:span></text:p>
            <text:p><text:span text:style-name="T1">cat bonjour</text:span></text:p>
            <text:p><text:span text:style-name="T1">cat hey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72" office:value-type="string" calcext:value-type="string">
            <text:p><text:span text:style-name="T3">echo hola &gt; srcs/bonjour</text:span></text:p>
            <text:p><text:span text:style-name="T3">echo hey &gt; srcs/hello</text:span></text:p>
            <text:p><text:span text:style-name="T3">&gt;srcs/bonjour &gt;srcs/hello &lt;prout</text:span></text:p>
            <text:p><text:span text:style-name="T3">cat srcs/bonjour srcs/hello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72" office:value-type="string" calcext:value-type="string">
            <text:p><text:span text:style-name="T3">echo hola &gt; srcs/bonjour</text:span></text:p>
            <text:p><text:span text:style-name="T3">echo hey &gt; srcs/hello</text:span></text:p>
            <text:p><text:span text:style-name="T3">rm srcs/bonjour srcs/hello</text:span></text:p>
            <text:p><text:span text:style-name="T3">&gt;srcs/bonjour &gt;srcs/hello &lt;prout</text:span></text:p>
            <text:p><text:span text:style-name="T3">ls srcs</text:span></text:p>
            <text:p><text:span text:style-name="T3">cat</text:span></text:p>
          </table:table-cell>
          <table:table-cell table:style-name="ce12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2" office:value-type="string" calcext:value-type="string">
            <text:p><text:span text:style-name="T3">echo hola &gt; srcs/bonjour</text:span></text:p>
            <text:p><text:span text:style-name="T3">echo hey &gt; srcs/hello</text:span></text:p>
            <text:p><text:span text:style-name="T3">&gt;srcs/bonjour &lt;prout &gt;srcs/hello </text:span></text:p>
            <text:p><text:span text:style-name="T3">cat srcs/bonjour </text:span></text:p>
            <text:p><text:span text:style-name="T3">cat srcs/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72" office:value-type="string" calcext:value-type="string">
            <text:p><text:span text:style-name="T3">echo hola &gt; srcs/bonjour</text:span></text:p>
            <text:p><text:span text:style-name="T3">echo hey &gt; srcs/hello</text:span></text:p>
            <text:p><text:span text:style-name="T3">rm srcs/bonjour srcs/hello</text:span></text:p>
            <text:p><text:span text:style-name="T3">&gt;srcs/bonjour &lt;prout &gt;srcs/hello </text:span></text:p>
            <text:p><text:span text:style-name="T3">ls srcs</text:span></text:p>
            <text:p><text:span text:style-name="T3">cat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72" office:value-type="string" calcext:value-type="string">
            <text:p><text:span text:style-name="T3">echo hola &gt; ../bonjour</text:span></text:p>
            <text:p><text:span text:style-name="T3">echo hey &gt; ../hello</text:span></text:p>
            <text:p><text:span text:style-name="T3">&gt;../bonjour &gt;../hello &lt;prout</text:span></text:p>
            <text:p><text:span text:style-name="T3">cat ../bonjour ../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72" office:value-type="string" calcext:value-type="string">
            <text:p><text:span text:style-name="T3">echo hola &gt; ../bonjour</text:span></text:p>
            <text:p><text:span text:style-name="T3">echo hey &gt; ../hello</text:span></text:p>
            <text:p><text:span text:style-name="T3">rm ../bonjour ../hello</text:span></text:p>
            <text:p><text:span text:style-name="T3">&gt;../bonjour &gt;../hello &lt;prout</text:span></text:p>
            <text:p><text:span text:style-name="T3">ls ..</text:span></text:p>
            <text:p><text:span text:style-name="T3">cat ../bonjour ../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2" office:value-type="string" calcext:value-type="string">
            <text:p><text:span text:style-name="T3">echo hola &gt; ../bonjour</text:span></text:p>
            <text:p><text:span text:style-name="T3">echo hey &gt; ../hello</text:span></text:p>
            <text:p><text:span text:style-name="T3">&gt;../bonjour &lt;prout &gt;../hello </text:span></text:p>
            <text:p><text:span text:style-name="T3">cat ../bonjour </text:span></text:p>
            <text:p><text:span text:style-name="T3">cat ../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72" office:value-type="string" calcext:value-type="string">
            <text:p><text:span text:style-name="T3">echo hola &gt; ../bonjour</text:span></text:p>
            <text:p><text:span text:style-name="T3">echo hey &gt; ../hello</text:span></text:p>
            <text:p><text:span text:style-name="T3">rm ../bonjour ../hello</text:span></text:p>
            <text:p><text:span text:style-name="T3">&gt;../bonjour &lt;prout &gt;../hello </text:span></text:p>
            <text:p><text:span text:style-name="T3">ls ..</text:span></text:p>
            <text:p><text:span text:style-name="T3">cat ../bonjour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2" office:value-type="string" calcext:value-type="string">
            <text:p><text:span text:style-name="T3">echo hola &gt; srcs/bonjour</text:span></text:p>
            <text:p><text:span text:style-name="T3">echo hey &gt; srcs/hello</text:span></text:p>
            <text:p><text:span text:style-name="T3">&gt;srcs/bonjour &gt;&gt;srcs/hello &lt;prout</text:span></text:p>
            <text:p><text:span text:style-name="T3">cat srcs/bonjour </text:span></text:p>
            <text:p><text:span text:style-name="T3">cat srcs/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2" office:value-type="string" calcext:value-type="string">
            <text:p><text:span text:style-name="T3">echo hola &gt; srcs/bonjour</text:span></text:p>
            <text:p><text:span text:style-name="T3">echo hey &gt; srcs/hello</text:span></text:p>
            <text:p><text:span text:style-name="T3">&gt;&gt;srcs/bonjour &gt;srcs/hello &lt;prout</text:span></text:p>
            <text:p><text:span text:style-name="T3">cat srcs/bonjour </text:span></text:p>
            <text:p><text:span text:style-name="T3">cat srcs/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72" office:value-type="string" calcext:value-type="string">
            <text:p><text:span text:style-name="T3">echo hola &gt; srcs/bonjour</text:span></text:p>
            <text:p><text:span text:style-name="T3">echo hey &gt; srcs/hello</text:span></text:p>
            <text:p><text:span text:style-name="T3">&gt;&gt;srcs/bonjour &gt;&gt;srcs/hello &lt;prout</text:span></text:p>
            <text:p><text:span text:style-name="T3">cat srcs/bonjour </text:span></text:p>
            <text:p><text:span text:style-name="T3">cat srcs/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2" office:value-type="string" calcext:value-type="string">
            <text:p><text:span text:style-name="T3">echo hola &gt; srcs/bonjour</text:span></text:p>
            <text:p><text:span text:style-name="T3">echo hey &gt; srcs/hello</text:span></text:p>
            <text:p><text:span text:style-name="T3">&gt;srcs/bonjour &lt;prout &gt;&gt;srcs/hello</text:span></text:p>
            <text:p><text:span text:style-name="T3">cat srcs/bonjour </text:span></text:p>
            <text:p><text:span text:style-name="T3">cat srcs/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72" office:value-type="string" calcext:value-type="string">
            <text:p><text:span text:style-name="T3">echo hola &gt; srcs/bonjour</text:span></text:p>
            <text:p><text:span text:style-name="T3">echo hey &gt; srcs/hello</text:span></text:p>
            <text:p><text:span text:style-name="T3">&gt;&gt;srcs/bonjour &lt;prout &gt;srcs/hello</text:span></text:p>
            <text:p><text:span text:style-name="T3">cat srcs/bonjour </text:span></text:p>
            <text:p><text:span text:style-name="T3">cat srcs/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72" office:value-type="string" calcext:value-type="string">
            <text:p><text:span text:style-name="T3">echo hola &gt; srcs/bonjour</text:span></text:p>
            <text:p><text:span text:style-name="T3">echo hey &gt; srcs/hello</text:span></text:p>
            <text:p><text:span text:style-name="T3">&gt;&gt;srcs/bonjour &lt;prout &gt;&gt;srcs/hello</text:span></text:p>
            <text:p><text:span text:style-name="T3">cat srcs/bonjour </text:span></text:p>
            <text:p><text:span text:style-name="T3">cat srcs/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72" office:value-type="string" calcext:value-type="string">
            <text:p><text:span text:style-name="T3">echo hola &gt; srcs/bonjour</text:span></text:p>
            <text:p><text:span text:style-name="T3">echo hey &gt; srcs/hello</text:span></text:p>
            <text:p><text:span text:style-name="T3">&lt;prout &gt;&gt;srcs/bonjour &gt;&gt;srcs/hello</text:span></text:p>
            <text:p><text:span text:style-name="T3">cat srcs/bonjour </text:span></text:p>
            <text:p><text:span text:style-name="T3">cat srcs/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2" office:value-type="string" calcext:value-type="string">
            <text:p><text:span text:style-name="T3">echo hola &gt; bonjour</text:span></text:p>
            <text:p><text:span text:style-name="T3">echo hey &gt; hello</text:span></text:p>
            <text:p><text:span text:style-name="T3">&lt;bonjour &gt;hello</text:span></text:p>
            <text:p><text:span text:style-name="T3">cat bonjour </text:span></text:p>
            <text:p><text:span text:style-name="T3">cat 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hola</text:p>
            <text:p>$&gt;</text:p>
            <text:p>&gt;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2" office:value-type="string" calcext:value-type="string">
            <text:p><text:span text:style-name="T3">echo hola &gt; bonjour</text:span></text:p>
            <text:p><text:span text:style-name="T3">echo hey &gt; hello</text:span></text:p>
            <text:p><text:span text:style-name="T3">&gt;bonjour &gt;hello &lt; prout</text:span></text:p>
            <text:p><text:span text:style-name="T3">cat bonjour </text:span></text:p>
            <text:p><text:span text:style-name="T3">cat 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72" office:value-type="string" calcext:value-type="string">
            <text:p><text:span text:style-name="T3">echo hola &gt; bonjour</text:span></text:p>
            <text:p><text:span text:style-name="T3">echo hey &gt; hello</text:span></text:p>
            <text:p><text:span text:style-name="T3">rm bonjour hello</text:span></text:p>
            <text:p><text:span text:style-name="T3">&gt;bonjour &gt;hello &lt; prout</text:span></text:p>
            <text:p><text:span text:style-name="T3">cat bonjour </text:span></text:p>
            <text:p><text:span text:style-name="T3">cat 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2" office:value-type="string" calcext:value-type="string">
            <text:p><text:span text:style-name="T3">echo hola &gt; bonjour</text:span></text:p>
            <text:p><text:span text:style-name="T3">echo hey &gt; hello</text:span></text:p>
            <text:p><text:span text:style-name="T3">&gt;bonjour &lt;prout hello</text:span></text:p>
            <text:p><text:span text:style-name="T3">cat bonjour </text:span></text:p>
            <text:p><text:span text:style-name="T3">cat hello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72" office:value-type="string" calcext:value-type="string">
            <text:p><text:span text:style-name="T3">echo hola &gt; bonjour</text:span></text:p>
            <text:p><text:span text:style-name="T3">echo hey &gt; hello</text:span></text:p>
            <text:p><text:span text:style-name="T3">rm bonjour hello</text:span></text:p>
            <text:p><text:span text:style-name="T3">&gt;bonjour &lt;prout hello</text:span></text:p>
            <text:p><text:span text:style-name="T3">cat bonjour 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bash: prout: No such file or directory</text:p>
            <text:p>$&gt;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cho hola &gt; bonjour</text:span></text:p>
            <text:p><text:span text:style-name="T1">&lt;bonjour cat | wc &gt; bonjour</text:span></text:p>
            <text:p><text:span text:style-name="T1">cat bonjour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      0       0       0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rm -f bonjour</text:span></text:p>
            <text:p><text:span text:style-name="T1">rm bonjour &gt; bonjour</text:span></text:p>
            <text:p><text:span text:style-name="T1">ls -l bonjour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ls: cannot access 'bonjour': No such file or directory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71" office:value-type="string" calcext:value-type="string">
            <text:p><text:span text:style-name="T1">export HOLA="bonjour hello"</text:span></text:p>
            <text:p><text:span text:style-name="T1">&gt;$HOLA</text:span></text:p>
            <text:p><text:span text:style-name="T1">ls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'bonjour hello' [...]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"bonjour hello"</text:span></text:p>
            <text:p><text:span text:style-name="T1">&gt;"$HOLA"</text:span></text:p>
            <text:p><text:span text:style-name="T1">ls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'bonjour hello' [...]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"bonjour hello"</text:span></text:p>
            <text:p><text:span text:style-name="T1">&gt;$"HOLA"</text:span></text:p>
            <text:p><text:span text:style-name="T1">ls</text:span></text:p>
          </table:table-cell>
          <table:table-cell table:style-name="ce13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HOLA [...]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"bonjour hello"</text:span></text:p>
            <text:p><text:span text:style-name="T1">&gt;$HOLA&gt;hey</text:span></text:p>
            <text:p><text:span text:style-name="T1">ls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'bonjour hello' hey [...]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"bonjour hello"</text:span></text:p>
            <text:p><text:span text:style-name="T1">&gt;hey&gt;$HOLA</text:span></text:p>
            <text:p><text:span text:style-name="T1">ls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'bonjour hello' hey [...]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export HOLA="bonjour hello"</text:span></text:p>
            <text:p><text:span text:style-name="T1">&gt;hey&gt;$HOLA&gt;hey&gt;hey</text:span></text:p>
            <text:p><text:span text:style-name="T1">ls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'bonjour hello' hey [...]</text:p>
            <text:p>$&gt;</text:p>
          </table:table-cell>
          <table:table-cell table:style-name="ce55"/>
          <table:table-cell table:number-columns-repeated="1015"/>
        </table:table-row>
        <table:table-row table:style-name="ro8">
          <table:table-cell table:style-name="ce25" office:value-type="string" calcext:value-type="string">
            <text:p><text:span text:style-name="T1">export A=hey</text:span></text:p>
            <text:p><text:span text:style-name="T1">export A B=Hola D E C="Que Tal"</text:span></text:p>
            <text:p><text:span text:style-name="T1">echo $PROUT$B$C &gt; /tmp/a &gt; /tmp/b &gt; /tmp/c</text:span></text:p>
            <text:p><text:span text:style-name="T1">cat /tmp/a</text:span></text:p>
            <text:p><text:span text:style-name="T1">cat /tmp/b</text:span></text:p>
            <text:p><text:span text:style-name="T1">cat /tmp/c</text:span></text:p>
          </table:table-cell>
          <table:table-cell table:style-name="ce11"/>
          <table:table-cell table:style-name="ce99" table:content-validation-name="val1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6" office:value-type="string" calcext:value-type="string">
            <text:p><text:span text:style-name="T1">                                           !!!!! Contenu du fichier a : "Amour Tu es Horrible"</text:span></text:p>
            <text:p><text:span text:style-name="T1">                                           !!!!! Contenu du fichier b : "0123456789"</text:span></text:p>
            <text:p><text:span text:style-name="T1">                                           !!!!! Contenu du fichier c : "Prout"</text:span></text:p>
          </table:table-cell>
          <table:table-cell table:style-name="ce6" table:number-columns-repeated="3"/>
          <table:table-cell table:style-name="ce99" table:content-validation-name="val3" table:number-columns-repeated="3"/>
          <table:table-cell table:style-name="ce6"/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&lt;a cat &lt;b &lt;c</text:span></text:p>
          </table:table-cell>
          <table:table-cell table:style-name="ce11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Prout</text:p>
            <text:p>$&gt;</text:p>
          </table:table-cell>
          <table:table-cell table:style-name="ce55"/>
          <table:table-cell table:number-columns-repeated="1015"/>
        </table:table-row>
        <table:table-row table:style-name="ro9">
          <table:table-cell table:style-name="ce25" office:value-type="string" calcext:value-type="string">
            <text:p><text:span text:style-name="T1">&lt;a cat &lt;b &lt;c</text:span></text:p>
            <text:p><text:span text:style-name="T1">cat a</text:span></text:p>
            <text:p><text:span text:style-name="T1">cat b</text:span></text:p>
            <text:p><text:span text:style-name="T1">cat c</text:span></text:p>
          </table:table-cell>
          <table:table-cell table:style-name="ce11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55"/>
          <table:table-cell table:number-columns-repeated="1015"/>
        </table:table-row>
        <table:table-row table:style-name="ro17">
          <table:table-cell table:style-name="ce25" office:value-type="string" calcext:value-type="string">
            <text:p><text:span text:style-name="T1">&gt;a ls &gt;b &gt;&gt;c &gt;d</text:span></text:p>
            <text:p><text:span text:style-name="T1">cat a</text:span></text:p>
            <text:p><text:span text:style-name="T1">cat b</text:span></text:p>
            <text:p><text:span text:style-name="T1">cat c</text:span></text:p>
            <text:p><text:span text:style-name="T1">cat d</text:span></text:p>
          </table:table-cell>
          <table:table-cell table:style-name="ce11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$&gt;</text:span></text:p>
            <text:p><text:span text:style-name="T1">$&gt;</text:span></text:p>
            <text:p><text:span text:style-name="T1">$&gt;</text:span></text:p>
            <text:p><text:span text:style-name="T1">Prout</text:span></text:p>
            <text:p><text:span text:style-name="T1">$&gt;</text:span></text:p>
            <text:p><text:span text:style-name="T6">crashtest.c</text:span></text:p>
            <text:p><text:span text:style-name="T6">Docs</text:span></text:p>
            <text:p><text:span text:style-name="T6">[...]</text:span></text:p>
            <text:p><text:span text:style-name="T6">test.c</text:span></text:p>
            <text:p/>
          </table:table-cell>
          <table:table-cell table:style-name="ce55"/>
          <table:table-cell table:number-columns-repeated="1015"/>
        </table:table-row>
        <table:table-row table:style-name="ro17">
          <table:table-cell table:style-name="ce25" office:value-type="string" calcext:value-type="string">
            <text:p><text:span text:style-name="T1">&gt;a ls &gt;b &gt;&gt;c &gt;d</text:span></text:p>
            <text:p><text:span text:style-name="T1">cat a</text:span></text:p>
            <text:p><text:span text:style-name="T1">cat b</text:span></text:p>
            <text:p><text:span text:style-name="T1">cat c</text:span></text:p>
            <text:p><text:span text:style-name="T1">cat d</text:span></text:p>
          </table:table-cell>
          <table:table-cell table:style-name="ce13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$&gt;</text:span></text:p>
            <text:p><text:span text:style-name="T1">$&gt;</text:span></text:p>
            <text:p><text:span text:style-name="T1">$&gt;</text:span></text:p>
            <text:p><text:span text:style-name="T1">Prout</text:span></text:p>
            <text:p><text:span text:style-name="T1">$&gt;</text:span></text:p>
            <text:p><text:span text:style-name="T6">crashtest.c</text:span></text:p>
            <text:p><text:span text:style-name="T6">Docs</text:span></text:p>
            <text:p><text:span text:style-name="T6">[...]</text:span></text:p>
            <text:p><text:span text:style-name="T6">test.c</text:span></text:p>
            <text:p><text:span text:style-name="T1">$&gt;</text:span>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echo hola &gt; a &gt; b &gt; c</text:span></text:p>
            <text:p><text:span text:style-name="T1">cat a</text:span></text:p>
            <text:p><text:span text:style-name="T1">cat b</text:span></text:p>
            <text:p><text:span text:style-name="T1">cat c</text:span></text:p>
          </table:table-cell>
          <table:table-cell table:style-name="ce11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  <text:p>$&gt;</text:p>
            <text:p>hola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mkdir dir</text:span></text:p>
            <text:p><text:span text:style-name="T1">ls -la &gt; dir/bonjour</text:span></text:p>
            <text:p><text:span text:style-name="T1">cat dir/bonjour</text:span></text:p>
          </table:table-cell>
          <table:table-cell table:style-name="ce11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total 16</text:p>
            <text:p>drwx------  2 vietdu91 [...] .</text:p>
            <text:p>drwxrwxewt 51 root     [...] ..</text:p>
            <text:p>[...]</text:p>
            <text:p/>
          </table:table-cell>
          <table:table-cell table:style-name="ce55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&lt;a</text:span></text:p>
            <text:p><text:span text:style-name="T1">cat a</text:span></text:p>
          </table:table-cell>
          <table:table-cell table:style-name="ce11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Amour Tu es Horrible</text:p>
            <text:p>$&gt;</text:p>
          </table:table-cell>
          <table:table-cell table:style-name="ce55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&gt;d cat &lt;a &gt;&gt;e</text:span></text:p>
            <text:p><text:span text:style-name="T1">cat a</text:span></text:p>
            <text:p><text:span text:style-name="T1">cat d</text:span></text:p>
            <text:p><text:span text:style-name="T1">cat e</text:span></text:p>
          </table:table-cell>
          <table:table-cell table:style-name="ce11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55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lt; a &gt; b cat &gt; hey &gt;&gt; d</text:span></text:p>
            <text:p><text:span text:style-name="T1">cat d</text:span></text:p>
            <text:p><text:span text:style-name="T1">ls</text:span></text:p>
          </table:table-cell>
          <table:table-cell table:style-name="ce11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Amour Tu Es Horrible</text:p>
            <text:p>$&gt;</text:p>
            <text:p>[...] a b hey d</text:p>
          </table:table-cell>
          <table:table-cell table:style-name="ce55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cat &lt;&lt; hola</text:span></text:p>
          </table:table-cell>
          <table:table-cell table:style-name="ce9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&gt; $HOME</text:span></text:p>
            <text:p><text:span text:style-name="T1">&gt; hola</text:span></text:p>
            <text:p><text:span text:style-name="T6">/home/vietdu91</text:span></text:p>
            <text:p/>
          </table:table-cell>
          <table:table-cell table:style-name="ce67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cat &lt;&lt; 'hola'</text:span></text:p>
          </table:table-cell>
          <table:table-cell table:style-name="ce9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67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cat &lt;&lt; "hola"</text:span></text:p>
          </table:table-cell>
          <table:table-cell table:style-name="ce9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67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cat &lt;&lt; ho"la"</text:span></text:p>
          </table:table-cell>
          <table:table-cell table:style-name="ce9"/>
          <table:table-cell table:style-name="ce99" table:content-validation-name="val1"/>
          <table:table-cell table:style-name="ce99" table:content-validation-name="val2"/>
          <table:table-cell table:style-name="ce99" table:content-validation-name="val3" table:number-columns-repeated="3"/>
          <table:table-cell table:style-name="ce25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67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cat &lt;&lt; $HOME</text:span></text:p>
          </table:table-cell>
          <table:table-cell table:style-name="ce9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67"/>
          <table:table-cell table:number-columns-repeated="1015"/>
        </table:table-row>
        <table:table-row table:style-name="ro15">
          <table:table-cell table:style-name="ce25" office:value-type="string" calcext:value-type="string">
            <text:p><text:span text:style-name="T1">cat &lt;&lt; hola &gt; bonjour</text:span></text:p>
            <text:p><text:span text:style-name="T1">cat bonjour</text:span></text:p>
          </table:table-cell>
          <table:table-cell table:style-name="ce9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67"/>
          <table:table-cell table:number-columns-repeated="1015"/>
        </table:table-row>
        <table:table-row table:style-name="ro15">
          <table:table-cell table:style-name="ce25" office:value-type="string" calcext:value-type="string">
            <text:p><text:span text:style-name="T1">cat &lt;&lt; hola | rev</text:span></text:p>
          </table:table-cell>
          <table:table-cell table:style-name="ce20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67"/>
          <table:table-cell table:number-columns-repeated="1015"/>
        </table:table-row>
        <table:table-row table:style-name="ro9">
          <table:table-cell table:style-name="ce25" office:value-type="string" calcext:value-type="string">
            <text:p><text:span text:style-name="T1">&lt;&lt; hola</text:span></text:p>
          </table:table-cell>
          <table:table-cell table:style-name="ce9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67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&lt;&lt;hola</text:span></text:p>
          </table:table-cell>
          <table:table-cell table:style-name="ce9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&gt;</text:p>
            <text:p>&gt;</text:p>
            <text:p>&gt; hola</text:p>
            <text:p>$&gt;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cat &lt;&lt;</text:span></text:p>
          </table:table-cell>
          <table:table-cell table:style-name="ce24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49" office:value-type="string" calcext:value-type="string">
            <text:p>bash: syntax error near unexpected token `newline'</text:p>
            <text:p>$&gt;</text:p>
          </table:table-cell>
          <table:table-cell table:style-name="ce67"/>
          <table:table-cell table:number-columns-repeated="1015"/>
        </table:table-row>
        <table:table-row table:style-name="ro6">
          <table:table-cell table:style-name="ce25" office:value-type="string" calcext:value-type="string">
            <text:p><text:span text:style-name="T1">cat &lt;&lt; prout &lt;&lt; lol &lt;&lt; koala</text:span></text:p>
          </table:table-cell>
          <table:table-cell table:style-name="ce24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67"/>
          <table:table-cell table:number-columns-repeated="1015"/>
        </table:table-row>
        <table:table-row table:style-name="ro7">
          <table:table-cell table:style-name="ce25" office:value-type="string" calcext:value-type="string">
            <text:p><text:span text:style-name="T1">prout &lt;&lt; lol &lt;&lt; cat &lt;&lt; koala</text:span></text:p>
          </table:table-cell>
          <table:table-cell table:style-name="ce24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&lt;&lt; $hola</text:span></text:p>
          </table:table-cell>
          <table:table-cell table:style-name="ce24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&gt; $hola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&lt;&lt; $"hola"$"b"</text:span></text:p>
          </table:table-cell>
          <table:table-cell table:style-name="ce24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&gt; holab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&lt;&lt; $"$hola"$$"b"</text:span></text:p>
          </table:table-cell>
          <table:table-cell table:style-name="ce24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&gt; $hola$$b</text:p>
            <text:p>$&gt;</text:p>
          </table:table-cell>
          <table:table-cell table:style-name="ce67"/>
          <table:table-cell table:number-columns-repeated="1015"/>
        </table:table-row>
        <table:table-row table:style-name="ro3">
          <table:table-cell table:style-name="ce25" office:value-type="string" calcext:value-type="string">
            <text:p><text:span text:style-name="T1">&lt;&lt; ho$la$"$a"$$"b"</text:span></text:p>
          </table:table-cell>
          <table:table-cell table:style-name="ce24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&gt; hola$a$$b</text:p>
            <text:p>&gt; ho$la$a$$nb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&lt;&lt;&lt; bonjour</text:span></text:p>
          </table:table-cell>
          <table:table-cell table:style-name="ce24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hola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&lt;&lt;&lt;&lt; bonjour</text:span></text:p>
          </table:table-cell>
          <table:table-cell table:style-name="ce24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bash: syntax error near unexpected token `&lt;'</text:p>
            <text:p>$&gt;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5" office:value-type="string" calcext:value-type="string">
            <text:p><text:span text:style-name="T1">echo hola &lt;&lt;&lt;&lt;&lt; bonjour</text:span></text:p>
          </table:table-cell>
          <table:table-cell table:style-name="ce24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38" office:value-type="string" calcext:value-type="string">
            <text:p>bash: syntax error near unexpected token `&lt;&lt;'</text:p>
            <text:p>$&gt;</text:p>
          </table:table-cell>
          <table:table-cell table:style-name="ce67"/>
          <table:table-cell table:number-columns-repeated="1015"/>
        </table:table-row>
        <table:table-row table:style-name="ro18">
          <table:table-cell table:style-name="ce25" office:value-type="string" calcext:value-type="string">
            <text:p>echo 'yo</text:p>
          </table:table-cell>
          <table:table-cell table:style-name="ce24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38"/>
          <table:table-cell table:style-name="ce67"/>
          <table:table-cell table:number-columns-repeated="1015"/>
        </table:table-row>
        <table:table-row table:style-name="ro18">
          <table:table-cell table:style-name="ce25" office:value-type="string" calcext:value-type="string">
            <text:p>cat &lt;&lt;a &gt;&gt;&gt;out | &lt;&lt;b</text:p>
          </table:table-cell>
          <table:table-cell table:style-name="ce24"/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38"/>
          <table:table-cell table:style-name="ce67"/>
          <table:table-cell table:number-columns-repeated="1015"/>
        </table:table-row>
        <table:table-row table:style-name="ro18">
          <table:table-cell table:style-name="ce7"/>
          <table:table-cell table:number-columns-repeated="3"/>
          <table:table-cell table:style-name="ce29" table:number-columns-repeated="3"/>
          <table:table-cell table:style-name="ce50" table:number-columns-repeated="2"/>
          <table:table-cell table:number-columns-repeated="1015"/>
        </table:table-row>
        <table:table-row table:style-name="ro15" table:visibility="collapse">
          <table:table-cell table:style-name="ce25" office:value-type="string" calcext:value-type="string">
            <text:p><text:span text:style-name="T1">ls 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Docs  Dockers  Drawings  Makefile  minishell  philosophers  test.c</text:span></text:p>
            <text:p/>
            <text:p><text:span text:style-name="T6">Docs:</text:span></text:p>
            <text:p><text:span text:style-name="T6">identite.pdf  loyer.pdf</text:span></text:p>
            <text:p><text:span text:style-name="T6">srcs:</text:span></text:p>
            <text:p><text:span text:style-name="T6">main.c  utils.c  sor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ls *.*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<text:span text:style-name="T6">crashtest.c  test.c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3" table:visibility="collapse">
          <table:table-cell table:style-name="ce25" office:value-type="string" calcext:value-type="string">
            <text:p><text:span text:style-name="T1">ls *.hola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4" office:value-type="string" calcext:value-type="string">
            <text:p>ls: cannot access '*.hola' : No such file or directory</text:p>
            <text:p>$&gt;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cat M*le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[</text:span><text:span text:style-name="T10">affiche le Makefile</text:span><text:span text:style-name="T11">]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5" table:visibility="collapse">
          <table:table-cell table:style-name="ce25" office:value-type="string" calcext:value-type="string">
            <text:p><text:span text:style-name="T1">cat M*ee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" office:value-type="string" calcext:value-type="string">
            <text:p>cat: 'M*ee': No such file or directory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4" table:visibility="collapse">
          <table:table-cell table:style-name="ce25" office:value-type="string" calcext:value-type="string">
            <text:p><text:span text:style-name="T1">cat Make*file</text:span></text:p>
          </table:table-cell>
          <table:table-cell table:style-name="ce10" office:value-type="string" calcext:value-type="string">
            <text:p>NON GERE</text:p>
          </table:table-cell>
          <table:table-cell table:style-name="ce99" table:content-validation-name="val2" table:number-columns-repeated="2"/>
          <table:table-cell table:style-name="ce99" table:content-validation-name="val3" table:number-columns-repeated="3"/>
          <table:table-cell table:style-name="ce25" office:value-type="string" calcext:value-type="string">
            <text:p><text:span text:style-name="T1">[</text:span><text:span text:style-name="T10">affiche le Makefile</text:span><text:span text:style-name="T11">]</text:span></text:p>
            <text:p><text:span text:style-name="T1">$&gt;</text:span></text:p>
          </table:table-cell>
          <table:table-cell table:style-name="ce57" office:value-type="string" calcext:value-type="string">
            <text:p>[BONUS]</text:p>
          </table:table-cell>
          <table:table-cell table:number-columns-repeated="1015"/>
        </table:table-row>
        <table:table-row table:style-name="ro19" table:number-rows-repeated="1047829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_xlnm._FilterDatabase" table:base-cell-address="$'Feuille 1'.$A$1" table:cell-range-address="$'Feuille 1'.$A$1:.$AB$746"/>
        </table:named-expressions>
        <calcext:conditional-formats>
          <calcext:conditional-format calcext:target-range-address="'Feuille 1'.I1:'Feuille 1'.I739 'Feuille 1'.I741:'Feuille 1'.I746">
            <calcext:condition calcext:apply-style-name="ConditionalStyle_1" calcext:value="formula-is(LEN(TRIM([.I1]))&gt;0)" calcext:base-cell-address="'Feuille 1'.I1"/>
          </calcext:conditional-format>
          <calcext:conditional-format calcext:target-range-address="'Feuille 1'.I1:'Feuille 1'.I739 'Feuille 1'.I741:'Feuille 1'.I746">
            <calcext:condition calcext:apply-style-name="ConditionalStyle_1" calcext:value="formula-is(LEN(TRIM([.I1]))&gt;0)" calcext:base-cell-address="'Feuille 1'.I1"/>
          </calcext:conditional-format>
        </calcext:conditional-formats>
      </table:table>
      <table:named-expressions/>
      <table:database-ranges>
        <table:database-range table:name="__Anonymous_Sheet_DB__0" table:target-range-address="'Feuille 1'.A1:'Feuille 1'.AB7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 Mono" svg:font-family="'Ubuntu Mono'"/>
    <style:font-face style:name="Ubuntu Mono,Arial" svg:font-family="'Ubuntu Mono,Arial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01T16:02:40.584889686</dc:date>
    <meta:editing-duration>PT1H5M54S</meta:editing-duration>
    <meta:editing-cycles>8</meta:editing-cycles>
    <meta:document-statistic meta:table-count="1" meta:cell-count="1689" meta:object-count="0"/>
  </office:meta>
</office:document-meta>
</file>